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161.46pt"/>
    </style:style>
    <style:style style:name="co6" style:family="table-column">
      <style:table-column-properties fo:break-before="auto" style:column-width="242.9pt"/>
    </style:style>
    <style:style style:name="co7" style:family="table-column">
      <style:table-column-properties fo:break-before="auto" style:column-width="336.44pt"/>
    </style:style>
    <style:style style:name="co8" style:family="table-column">
      <style:table-column-properties fo:break-before="auto" style:column-width="326.41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3.1pt" fo:break-before="auto" style:use-optimal-row-height="true"/>
    </style:style>
    <style:style style:name="ro2" style:family="table-row">
      <style:table-row-properties style:row-height="36.85pt" fo:break-before="auto" style:use-optimal-row-height="true"/>
    </style:style>
    <style:style style:name="ro3" style:family="table-row">
      <style:table-row-properties style:row-height="48.7pt" fo:break-before="auto" style:use-optimal-row-height="true"/>
    </style:style>
    <style:style style:name="ro4" style:family="table-row">
      <style:table-row-properties style:row-height="36pt" fo:break-before="auto" style:use-optimal-row-height="false"/>
    </style:style>
    <style:style style:name="ro5" style:family="table-row">
      <style:table-row-properties style:row-height="72.45pt" fo:break-before="auto" style:use-optimal-row-height="true"/>
    </style:style>
    <style:style style:name="ro6" style:family="table-row">
      <style:table-row-properties style:row-height="84.36pt" fo:break-before="auto" style:use-optimal-row-height="true"/>
    </style:style>
    <style:style style:name="ro7" style:family="table-row">
      <style:table-row-properties style:row-height="79.85pt" fo:break-before="auto" style:use-optimal-row-height="true"/>
    </style:style>
    <style:style style:name="ro8" style:family="table-row">
      <style:table-row-properties style:row-height="68.66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Plant structure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Superclass of</text:p>
          </table:table-cell>
          <table:table-cell table:style-name="ce1" office:value-type="string" calcext:value-type="string">
            <text:p>Equivalent to</text:p>
          </table:table-cell>
          <table:table-cell table:style-name="ce10" office:value-type="string" calcext:value-type="string">
            <text:p>Ignore</text:p>
          </table:table-cell>
          <table:table-cell table:style-name="ce10" office:value-type="string" calcext:value-type="string">
            <text:p>Notes</text:p>
          </table:table-cell>
          <table:table-cell table:style-name="ce10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300</text:p>
          </table:table-cell>
          <table:table-cell office:value-type="string" calcext:value-type="string">
            <text:p>plant structures present</text:p>
          </table:table-cell>
          <table:table-cell office:value-type="string" calcext:value-type="string">
            <text:p>'plant structure presence'</text:p>
          </table:table-cell>
          <table:table-cell/>
          <table:table-cell table:style-name="ce3" office:value-type="string" calcext:value-type="string">
            <text:p>A {plant structure presence} trait that is a {quality of} a {whole plant} that has at least one of some {plant structure}.</text:p>
          </table:table-cell>
          <table:table-cell table:style-name="ce3"/>
          <table:table-cell table:style-name="ce3" office:value-type="string" calcext:value-type="string">
            <text:p>'plant structure presence' THAT 'quality of' SOME (</text:p>
            <text:p>'whole plant' THAT 'has part' SOME 'plant structure'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301</text:p>
          </table:table-cell>
          <table:table-cell office:value-type="string" calcext:value-type="string">
            <text:p>abscised plant structures present</text:p>
          </table:table-cell>
          <table:table-cell office:value-type="string" calcext:value-type="string">
            <text:p>'abscised plant structure presence'</text:p>
          </table:table-cell>
          <table:table-cell/>
          <table:table-cell table:style-name="ce3" office:value-type="string" calcext:value-type="string">
            <text:p>An {abscised plant structure presence} trait that is a {quality of} a {whole plant} from which at least one of some {plant structure} has been abscised or removed.</text:p>
          </table:table-cell>
          <table:table-cell table:style-name="ce3"/>
          <table:table-cell table:style-name="ce3" office:value-type="string" calcext:value-type="string">
            <text:p>'abscised plant structure presence' THAT 'quality of' SOME (</text:p>
            <text:p>    'whole plant' THAT 'abscised' SOME 'plant structure'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2</text:p>
          </table:table-cell>
          <table:table-cell table:formula="of:=SUBSTITUTE([.D5]; &quot;presence&quot;; &quot;present&quot;)" office:value-type="string" office:string-value="'initial shoot growth present'" calcext:value-type="string">
            <text:p>'initial shoot growth present'</text:p>
          </table:table-cell>
          <table:table-cell office:value-type="string" calcext:value-type="string">
            <text:p>'initial shoot growth presence'</text:p>
          </table:table-cell>
          <table:table-cell table:style-name="ce6" office:value-type="string" calcext:value-type="string">
            <text:p>'initial shoot growth'</text:p>
          </table:table-cell>
          <table:table-cell table:style-name="ce9" table:formula="of:=CONCATENATE(&quot;An {&quot;; [.D5]; &quot;} trait that is a {quality of} a {whole plant} that has at least one {&quot;; [.E5]; &quot;}.&quot;)" office:value-type="string" office:string-value="An {'initial shoot growth presence'} trait that is a {quality of} a {whole plant} that has at least one {'initial shoot growth'}." calcext:value-type="string">
            <text:p>An {'initial shoot growth presence'} trait that is a {quality of} a {whole plant} that has at least one {'initial shoot growth'}.</text:p>
          </table:table-cell>
          <table:table-cell table:style-name="ce3" table:formula="of:=CONCATENATE([.D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initial shoot growth presence' AND 'has quality measurement' SOME (&#10;    'measurement datum' AND (&#10;        ('lower count' SOME xsd:integer[&gt;0]) OR&#10;        ('lower percent' SOME xsd:float[&gt;0.0f])&#10;    )&#10;)" calcext:value-type="string">
            <text:p>'initial shoot growth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5]; CHAR(10); &quot;) AND 'towards' SOME (&quot;; CHAR(10);  &quot;    'plant structure' AND 'has part' SOME &quot;; [.E5]; CHAR(10); &quot;)&quot;)" office:value-type="string" office:string-value="'plant structure presence' THAT 'quality of' SOME (&#10;    'whole plant' THAT 'has part' SOME 'initial shoot growth'&#10;) AND 'towards' SOME (&#10;    'plant structure' AND 'has part' SOME 'initial shoot growth'&#10;)" calcext:value-type="string">
            <text:p>'plant structure presence' THAT 'quality of' SOME (</text:p>
            <text:p>    'whole plant' THAT 'has part' SOME 'initial shoot growth'</text:p>
            <text:p>) AND 'towards' SOME (</text:p>
            <text:p>    'plant structure' AND 'has part' SOME 'initial shoot growth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03</text:p>
          </table:table-cell>
          <table:table-cell table:formula="of:=SUBSTITUTE(SUBSTITUTE([.D6]; &quot;presence&quot;; &quot;present&quot;); &quot;system&quot;; &quot;systems&quot;)" office:value-type="string" office:string-value="'new above-ground shoot-borne shoot systems present'" calcext:value-type="string">
            <text:p>'new above-ground shoot-borne shoot systems present'</text:p>
          </table:table-cell>
          <table:table-cell office:value-type="string" calcext:value-type="string">
            <text:p>'new above-ground shoot-borne shoot system presence'</text:p>
          </table:table-cell>
          <table:table-cell table:style-name="ce6" office:value-type="string" calcext:value-type="string">
            <text:p>'new above-ground shoot-borne shoot system'</text:p>
          </table:table-cell>
          <table:table-cell table:style-name="ce9" table:formula="of:=CONCATENATE(&quot;A {&quot;; [.D6]; &quot;} trait that is a {quality of} a {whole plant} that has at least one {&quot;; [.E6]; &quot;}.&quot;)" office:value-type="string" office:string-value="A {'new above-ground shoot-borne shoot system presence'} trait that is a {quality of} a {whole plant} that has at least one {'new above-ground shoot-borne shoot system'}." calcext:value-type="string">
            <text:p>A {'new above-ground shoot-borne shoot system presence'} trait that is a {quality of} a {whole plant} that has at least one {'new above-ground shoot-borne shoot system'}.</text:p>
          </table:table-cell>
          <table:table-cell table:style-name="ce3" table:formula="of:=CONCATENATE([.D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ew above-ground shoot-borne shoot system presence' AND 'has quality measurement' SOME (&#10;    'measurement datum' AND (&#10;        ('lower count' SOME xsd:integer[&gt;0]) OR&#10;        ('lower percent' SOME xsd:float[&gt;0.0f])&#10;    )&#10;)" calcext:value-type="string">
            <text:p>'new above-ground shoot-borne shoot system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6]; CHAR(10); &quot;) AND 'towards' SOME (&quot;; CHAR(10);  &quot;    'plant structure' AND 'has part' SOME &quot;; [.E6]; CHAR(10); &quot;)&quot;)" office:value-type="string" office:string-value="'plant structure presence' THAT 'quality of' SOME (&#10;    'whole plant' THAT 'has part' SOME 'new above-ground shoot-borne shoot system'&#10;) AND 'towards' SOME (&#10;    'plant structure' AND 'has part' SOME 'new above-ground shoot-borne shoot system'&#10;)" calcext:value-type="string">
            <text:p>'plant structure presence' THAT 'quality of' SOME (</text:p>
            <text:p>    'whole plant' THAT 'has part' SOME 'new above-ground shoot-borne shoot system'</text:p>
            <text:p>) AND 'towards' SOME (</text:p>
            <text:p>    'plant structure' AND 'has part' SOME 'new above-ground shoot-borne shoot system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04</text:p>
          </table:table-cell>
          <table:table-cell table:formula="of:=SUBSTITUTE(SUBSTITUTE([.D7]; &quot;presence&quot;; &quot;present&quot;); &quot;system&quot;; &quot;systems&quot;)" office:value-type="string" office:string-value="'new shoot systems emerging from ground present'" calcext:value-type="string">
            <text:p>'new shoot systems emerging from ground present'</text:p>
          </table:table-cell>
          <table:table-cell office:value-type="string" calcext:value-type="string">
            <text:p>'new shoot system emerging from ground presence'</text:p>
          </table:table-cell>
          <table:table-cell table:style-name="ce6" office:value-type="string" calcext:value-type="string">
            <text:p>'new shoot system emerging from ground'</text:p>
          </table:table-cell>
          <table:table-cell table:style-name="ce9" table:formula="of:=CONCATENATE(&quot;A {&quot;; [.D7]; &quot;} trait that is a {quality of} a {whole plant} that has at least one {&quot;; [.E7]; &quot;}.&quot;)" office:value-type="string" office:string-value="A {'new shoot system emerging from ground presence'} trait that is a {quality of} a {whole plant} that has at least one {'new shoot system emerging from ground'}." calcext:value-type="string">
            <text:p>A {'new shoot system emerging from ground presence'} trait that is a {quality of} a {whole plant} that has at least one {'new shoot system emerging from ground'}.</text:p>
          </table:table-cell>
          <table:table-cell table:style-name="ce3" table:formula="of:=CONCATENATE([.D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ew shoot system emerging from ground presence' AND 'has quality measurement' SOME (&#10;    'measurement datum' AND (&#10;        ('lower count' SOME xsd:integer[&gt;0]) OR&#10;        ('lower percent' SOME xsd:float[&gt;0.0f])&#10;    )&#10;)" calcext:value-type="string">
            <text:p>'new shoot system emerging from groun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7]; CHAR(10); &quot;) AND 'towards' SOME (&quot;; CHAR(10);  &quot;    'plant structure' AND 'has part' SOME &quot;; [.E7]; CHAR(10); &quot;)&quot;)" office:value-type="string" office:string-value="'plant structure presence' THAT 'quality of' SOME (&#10;    'whole plant' THAT 'has part' SOME 'new shoot system emerging from ground'&#10;) AND 'towards' SOME (&#10;    'plant structure' AND 'has part' SOME 'new shoot system emerging from ground'&#10;)" calcext:value-type="string">
            <text:p>'plant structure presence' THAT 'quality of' SOME (</text:p>
            <text:p>    'whole plant' THAT 'has part' SOME 'new shoot system emerging from ground'</text:p>
            <text:p>) AND 'towards' SOME (</text:p>
            <text:p>    'plant structure' AND 'has part' SOME 'new shoot system emerging from ground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05</text:p>
          </table:table-cell>
          <table:table-cell table:formula="of:=SUBSTITUTE(SUBSTITUTE([.D8]; &quot;presence&quot;; &quot;present&quot;); &quot;system&quot;; &quot;systems&quot;)" office:value-type="string" office:string-value="'new shoot systems emerging from ground in first growth cycle present'" calcext:value-type="string">
            <text:p>'new shoot systems emerging from ground in first growth cycle present'</text:p>
          </table:table-cell>
          <table:table-cell office:value-type="string" calcext:value-type="string">
            <text:p>'new shoot system emerging from ground in first growth cycle presence'</text:p>
          </table:table-cell>
          <table:table-cell table:style-name="ce6" office:value-type="string" calcext:value-type="string">
            <text:p>'new shoot system emerging from ground in first growth cycle'</text:p>
          </table:table-cell>
          <table:table-cell table:style-name="ce9" table:formula="of:=CONCATENATE(&quot;A {&quot;; [.D8]; &quot;} trait that is a {quality of} a {whole plant} that has at least one {&quot;; [.E8]; &quot;}.&quot;)" office:value-type="string" office:string-value="A {'new shoot system emerging from ground in first growth cycle presence'} trait that is a {quality of} a {whole plant} that has at least one {'new shoot system emerging from ground in first growth cycle'}." calcext:value-type="string">
            <text:p>A {'new shoot system emerging from ground in first growth cycle presence'} trait that is a {quality of} a {whole plant} that has at least one {'new shoot system emerging from ground in first growth cycle'}.</text:p>
          </table:table-cell>
          <table:table-cell table:style-name="ce9" table:formula="of:=CONCATENATE([.D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ew shoot system emerging from ground in first growth cycle presence' AND 'has quality measurement' SOME (&#10;    'measurement datum' AND (&#10;        ('lower count' SOME xsd:integer[&gt;0]) OR&#10;        ('lower percent' SOME xsd:float[&gt;0.0f])&#10;    )&#10;)" calcext:value-type="string">
            <text:p>'new shoot system emerging from ground in first growth cycl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8]; CHAR(10); &quot;) AND 'towards' SOME (&quot;; CHAR(10);  &quot;    'plant structure' AND 'has part' SOME &quot;; [.E8]; CHAR(10); &quot;)&quot;)" office:value-type="string" office:string-value="'plant structure presence' THAT 'quality of' SOME (&#10;    'whole plant' THAT 'has part' SOME 'new shoot system emerging from ground in first growth cycle'&#10;) AND 'towards' SOME (&#10;    'plant structure' AND 'has part' SOME 'new shoot system emerging from ground in first growth cycle'&#10;)" calcext:value-type="string">
            <text:p>'plant structure presence' THAT 'quality of' SOME (</text:p>
            <text:p>    'whole plant' THAT 'has part' SOME 'new shoot system emerging from ground in first growth cycle'</text:p>
            <text:p>) AND 'towards' SOME (</text:p>
            <text:p>    'plant structure' AND 'has part' SOME 'new shoot system emerging from ground in first growth cycle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6</text:p>
          </table:table-cell>
          <table:table-cell table:formula="of:=SUBSTITUTE([.D9]; &quot;presence&quot;; &quot;present&quot;)" office:value-type="string" office:string-value="'seedling present'" calcext:value-type="string">
            <text:p>'seedling present'</text:p>
          </table:table-cell>
          <table:table-cell office:value-type="string" calcext:value-type="string">
            <text:p>'seedling presence'</text:p>
          </table:table-cell>
          <table:table-cell table:style-name="ce6" office:value-type="string" calcext:value-type="string">
            <text:p>'seedling'</text:p>
          </table:table-cell>
          <table:table-cell table:style-name="ce9" table:formula="of:=CONCATENATE(&quot;A {&quot;; [.D9]; &quot;} trait that is a {quality of} a {whole plant} that is a {&quot;; [.E9]; &quot;}.&quot;)" office:value-type="string" office:string-value="A {'seedling presence'} trait that is a {quality of} a {whole plant} that is a {'seedling'}." calcext:value-type="string">
            <text:p>A {'seedling presence'} trait that is a {quality of} a {whole plant} that is a {'seedling'}.</text:p>
          </table:table-cell>
          <table:table-cell table:style-name="ce9" table:formula="of:=CONCATENATE([.D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eedling presence' AND 'has quality measurement' SOME (&#10;    'measurement datum' AND (&#10;        ('lower count' SOME xsd:integer[&gt;0]) OR&#10;        ('lower percent' SOME xsd:float[&gt;0.0f])&#10;    )&#10;)" calcext:value-type="string">
            <text:p>'seedling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9]; CHAR(10); &quot;) AND 'towards' SOME (&quot;; CHAR(10);  &quot;    'plant structure' AND 'has part' SOME &quot;; [.E9]; CHAR(10); &quot;)&quot;)" office:value-type="string" office:string-value="'plant structure presence' THAT 'quality of' SOME (&#10;    'whole plant' THAT 'has part' SOME 'seedling'&#10;) AND 'towards' SOME (&#10;    'plant structure' AND 'has part' SOME 'seedling'&#10;)" calcext:value-type="string">
            <text:p>'plant structure presence' THAT 'quality of' SOME (</text:p>
            <text:p>    'whole plant' THAT 'has part' SOME 'seedling'</text:p>
            <text:p>) AND 'towards' SOME (</text:p>
            <text:p>    'plant structure' AND 'has part' SOME 'seedling'</text:p>
            <text:p>)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307</text:p>
          </table:table-cell>
          <table:table-cell table:formula="of:=SUBSTITUTE(SUBSTITUTE([.D10]; &quot;presence&quot;; &quot;present&quot;); &quot;system&quot;; &quot;systems&quot;)" office:value-type="string" office:string-value="'new shoot systems emerging from ground in later growth cycle present'" calcext:value-type="string">
            <text:p>'new shoot systems emerging from ground in later growth cycle present'</text:p>
          </table:table-cell>
          <table:table-cell office:value-type="string" calcext:value-type="string">
            <text:p>'new shoot system emerging from ground in later growth cycle presence'</text:p>
          </table:table-cell>
          <table:table-cell table:style-name="ce6" office:value-type="string" calcext:value-type="string">
            <text:p>'new shoot system emerging from ground in later growth cycle'</text:p>
          </table:table-cell>
          <table:table-cell table:style-name="ce9" table:formula="of:=CONCATENATE(&quot;A {&quot;; [.D10]; &quot;} trait that is a {quality of} a {whole plant} that has at least one {&quot;; [.E10]; &quot;}.&quot;)" office:value-type="string" office:string-value="A {'new shoot system emerging from ground in later growth cycle presence'} trait that is a {quality of} a {whole plant} that has at least one {'new shoot system emerging from ground in later growth cycle'}." calcext:value-type="string">
            <text:p>A {'new shoot system emerging from ground in later growth cycle presence'} trait that is a {quality of} a {whole plant} that has at least one {'new shoot system emerging from ground in later growth cycle'}.</text:p>
          </table:table-cell>
          <table:table-cell table:style-name="ce9" table:formula="of:=CONCATENATE([.D1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ew shoot system emerging from ground in later growth cycle presence' AND 'has quality measurement' SOME (&#10;    'measurement datum' AND (&#10;        ('lower count' SOME xsd:integer[&gt;0]) OR&#10;        ('lower percent' SOME xsd:float[&gt;0.0f])&#10;    )&#10;)" calcext:value-type="string">
            <text:p>'new shoot system emerging from ground in later growth cycl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0]; CHAR(10); &quot;) AND 'towards' SOME (&quot;; CHAR(10);  &quot;    'plant structure' AND 'has part' SOME &quot;; [.E10]; CHAR(10); &quot;)&quot;)" office:value-type="string" office:string-value="'plant structure presence' THAT 'quality of' SOME (&#10;    'whole plant' THAT 'has part' SOME 'new shoot system emerging from ground in later growth cycle'&#10;) AND 'towards' SOME (&#10;    'plant structure' AND 'has part' SOME 'new shoot system emerging from ground in later growth cycle'&#10;)" calcext:value-type="string">
            <text:p>'plant structure presence' THAT 'quality of' SOME (</text:p>
            <text:p>    'whole plant' THAT 'has part' SOME 'new shoot system emerging from ground in later growth cycle'</text:p>
            <text:p>) AND 'towards' SOME (</text:p>
            <text:p>    'plant structure' AND 'has part' SOME 'new shoot system emerging from ground in later growth cycle'</text:p>
            <text:p>)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308</text:p>
          </table:table-cell>
          <table:table-cell table:formula="of:=SUBSTITUTE([.D11]; &quot; presence&quot;; &quot;s present&quot;)" office:value-type="string" office:string-value="'leaf buds present'" calcext:value-type="string">
            <text:p>'leaf buds present'</text:p>
          </table:table-cell>
          <table:table-cell office:value-type="string" calcext:value-type="string">
            <text:p>'leaf bud presence'</text:p>
          </table:table-cell>
          <table:table-cell table:style-name="ce6" office:value-type="string" calcext:value-type="string">
            <text:p>PO:'vegetative bud'</text:p>
          </table:table-cell>
          <table:table-cell table:style-name="ce9" table:formula="of:=CONCATENATE(&quot;A {&quot;; [.D11]; &quot;} trait that is a {quality of} a {whole plant} that has at least one {&quot;; [.E11]; &quot;}.&quot;)" office:value-type="string" office:string-value="A {'leaf bud presence'} trait that is a {quality of} a {whole plant} that has at least one {PO:'vegetative bud'}." calcext:value-type="string">
            <text:p>A {'leaf bud presence'} trait that is a {quality of} a {whole plant} that has at least one {PO:'vegetative bud'}.</text:p>
          </table:table-cell>
          <table:table-cell table:style-name="ce9" table:formula="of:=CONCATENATE([.D1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leaf bud presence' AND 'has quality measurement' SOME (&#10;    'measurement datum' AND (&#10;        ('lower count' SOME xsd:integer[&gt;0]) OR&#10;        ('lower percent' SOME xsd:float[&gt;0.0f])&#10;    )&#10;)" calcext:value-type="string">
            <text:p>'leaf bu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1]; CHAR(10); &quot;) AND 'towards' SOME (&quot;; CHAR(10);  &quot;    'plant structure' AND 'has part' SOME &quot;; [.E11]; CHAR(10); &quot;)&quot;)" office:value-type="string" office:string-value="'plant structure presence' THAT 'quality of' SOME (&#10;    'whole plant' THAT 'has part' SOME PO:'vegetative bud'&#10;) AND 'towards' SOME (&#10;    'plant structure' AND 'has part' SOME PO:'vegetative bud'&#10;)" calcext:value-type="string">
            <text:p>'plant structure presence' THAT 'quality of' SOME (</text:p>
            <text:p>    'whole plant' THAT 'has part' SOME PO:'vegetative bud'</text:p>
            <text:p>) AND 'towards' SOME (</text:p>
            <text:p>    'plant structure' AND 'has part' SOME PO:'vegetative bud'</text:p>
            <text:p>)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309</text:p>
          </table:table-cell>
          <table:table-cell table:formula="of:=SUBSTITUTE(SUBSTITUTE([.D12]; &quot;presence&quot;; &quot;present&quot;); &quot;bud&quot;; &quot;buds&quot;)" office:value-type="string" office:string-value="'dormant leaf buds present'" calcext:value-type="string">
            <text:p>'dormant leaf buds present'</text:p>
          </table:table-cell>
          <table:table-cell table:formula="of:=SUBSTITUTE([.E12]; &quot;'&quot;; &quot; presence'&quot;; 2)" office:value-type="string" office:string-value="'dormant leaf bud presence'" calcext:value-type="string">
            <text:p>'dormant leaf bud presence'</text:p>
          </table:table-cell>
          <table:table-cell table:style-name="ce6" office:value-type="string" calcext:value-type="string">
            <text:p>'dormant leaf bud'</text:p>
          </table:table-cell>
          <table:table-cell table:style-name="ce9" table:formula="of:=CONCATENATE(&quot;A {&quot;; [.D12]; &quot;} trait that is a {quality of} a {whole plant} that has at least one {&quot;; [.E12]; &quot;}.&quot;)" office:value-type="string" office:string-value="A {'dormant leaf bud presence'} trait that is a {quality of} a {whole plant} that has at least one {'dormant leaf bud'}." calcext:value-type="string">
            <text:p>A {'dormant leaf bud presence'} trait that is a {quality of} a {whole plant} that has at least one {'dormant leaf bud'}.</text:p>
          </table:table-cell>
          <table:table-cell table:style-name="ce9" table:formula="of:=CONCATENATE([.D1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dormant leaf bud presence' AND 'has quality measurement' SOME (&#10;    'measurement datum' AND (&#10;        ('lower count' SOME xsd:integer[&gt;0]) OR&#10;        ('lower percent' SOME xsd:float[&gt;0.0f])&#10;    )&#10;)" calcext:value-type="string">
            <text:p>'dormant leaf bu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2]; CHAR(10); &quot;) AND 'towards' SOME (&quot;; CHAR(10);  &quot;    'plant structure' AND 'has part' SOME &quot;; [.E12]; CHAR(10); &quot;)&quot;)" office:value-type="string" office:string-value="'plant structure presence' THAT 'quality of' SOME (&#10;    'whole plant' THAT 'has part' SOME 'dormant leaf bud'&#10;) AND 'towards' SOME (&#10;    'plant structure' AND 'has part' SOME 'dormant leaf bud'&#10;)" calcext:value-type="string">
            <text:p>'plant structure presence' THAT 'quality of' SOME (</text:p>
            <text:p>    'whole plant' THAT 'has part' SOME 'dormant leaf bud'</text:p>
            <text:p>) AND 'towards' SOME (</text:p>
            <text:p>    'plant structure' AND 'has part' SOME 'dormant leaf bud'</text:p>
            <text:p>)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310</text:p>
          </table:table-cell>
          <table:table-cell table:formula="of:=SUBSTITUTE(SUBSTITUTE([.D13]; &quot;presence&quot;; &quot;present&quot;); &quot;bud&quot;; &quot;buds&quot;)" office:value-type="string" office:string-value="'non-dormant leaf buds present'" calcext:value-type="string">
            <text:p>'non-dormant leaf buds present'</text:p>
          </table:table-cell>
          <table:table-cell table:formula="of:=SUBSTITUTE([.E13]; &quot;'&quot;; &quot; presence'&quot;; 2)" office:value-type="string" office:string-value="'non-dormant leaf bud presence'" calcext:value-type="string">
            <text:p>'non-dormant leaf bud presence'</text:p>
          </table:table-cell>
          <table:table-cell table:style-name="ce6" office:value-type="string" calcext:value-type="string">
            <text:p>'non-dormant leaf bud'</text:p>
          </table:table-cell>
          <table:table-cell table:style-name="ce9" table:formula="of:=CONCATENATE(&quot;A {&quot;; [.D13]; &quot;} trait that is a {quality of} a {whole plant} that has at least one {&quot;; [.E13]; &quot;}.&quot;)" office:value-type="string" office:string-value="A {'non-dormant leaf bud presence'} trait that is a {quality of} a {whole plant} that has at least one {'non-dormant leaf bud'}." calcext:value-type="string">
            <text:p>A {'non-dormant leaf bud presence'} trait that is a {quality of} a {whole plant} that has at least one {'non-dormant leaf bud'}.</text:p>
          </table:table-cell>
          <table:table-cell table:style-name="ce9" table:formula="of:=CONCATENATE([.D13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on-dormant leaf bud presence' AND 'has quality measurement' SOME (&#10;    'measurement datum' AND (&#10;        ('lower count' SOME xsd:integer[&gt;0]) OR&#10;        ('lower percent' SOME xsd:float[&gt;0.0f])&#10;    )&#10;)" calcext:value-type="string">
            <text:p>'non-dormant leaf bu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3]; CHAR(10); &quot;) AND 'towards' SOME (&quot;; CHAR(10);  &quot;    'plant structure' AND 'has part' SOME &quot;; [.E13]; CHAR(10); &quot;)&quot;)" office:value-type="string" office:string-value="'plant structure presence' THAT 'quality of' SOME (&#10;    'whole plant' THAT 'has part' SOME 'non-dormant leaf bud'&#10;) AND 'towards' SOME (&#10;    'plant structure' AND 'has part' SOME 'non-dormant leaf bud'&#10;)" calcext:value-type="string">
            <text:p>'plant structure presence' THAT 'quality of' SOME (</text:p>
            <text:p>    'whole plant' THAT 'has part' SOME 'non-dormant leaf bud'</text:p>
            <text:p>) AND 'towards' SOME (</text:p>
            <text:p>    'plant structure' AND 'has part' SOME 'non-dormant leaf bud'</text:p>
            <text:p>)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311</text:p>
          </table:table-cell>
          <table:table-cell table:formula="of:=SUBSTITUTE(SUBSTITUTE([.D14]; &quot;presence&quot;; &quot;present&quot;); &quot;bud&quot;; &quot;buds&quot;)" office:value-type="string" office:string-value="'swelling leaf buds present'" calcext:value-type="string">
            <text:p>'swelling leaf buds present'</text:p>
          </table:table-cell>
          <table:table-cell table:formula="of:=SUBSTITUTE([.E14]; &quot;'&quot;; &quot; presence'&quot;; 2)" office:value-type="string" office:string-value="'swelling leaf bud presence'" calcext:value-type="string">
            <text:p>'swelling leaf bud presence'</text:p>
          </table:table-cell>
          <table:table-cell table:style-name="ce6" office:value-type="string" calcext:value-type="string">
            <text:p>'swelling leaf bud'</text:p>
          </table:table-cell>
          <table:table-cell table:style-name="ce9" table:formula="of:=CONCATENATE(&quot;A {&quot;; [.D14]; &quot;} trait that is a {quality of} a {whole plant} that has at least one {&quot;; [.E14]; &quot;}.&quot;)" office:value-type="string" office:string-value="A {'swelling leaf bud presence'} trait that is a {quality of} a {whole plant} that has at least one {'swelling leaf bud'}." calcext:value-type="string">
            <text:p>A {'swelling leaf bud presence'} trait that is a {quality of} a {whole plant} that has at least one {'swelling leaf bud'}.</text:p>
          </table:table-cell>
          <table:table-cell table:style-name="ce9" table:formula="of:=CONCATENATE([.D1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welling leaf bud presence' AND 'has quality measurement' SOME (&#10;    'measurement datum' AND (&#10;        ('lower count' SOME xsd:integer[&gt;0]) OR&#10;        ('lower percent' SOME xsd:float[&gt;0.0f])&#10;    )&#10;)" calcext:value-type="string">
            <text:p>'swelling leaf bu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4]; CHAR(10); &quot;) AND 'towards' SOME (&quot;; CHAR(10);  &quot;    'plant structure' AND 'has part' SOME &quot;; [.E14]; CHAR(10); &quot;)&quot;)" office:value-type="string" office:string-value="'plant structure presence' THAT 'quality of' SOME (&#10;    'whole plant' THAT 'has part' SOME 'swelling leaf bud'&#10;) AND 'towards' SOME (&#10;    'plant structure' AND 'has part' SOME 'swelling leaf bud'&#10;)" calcext:value-type="string">
            <text:p>'plant structure presence' THAT 'quality of' SOME (</text:p>
            <text:p>    'whole plant' THAT 'has part' SOME 'swelling leaf bud'</text:p>
            <text:p>) AND 'towards' SOME (</text:p>
            <text:p>    'plant structure' AND 'has part' SOME 'swelling leaf bud'</text:p>
            <text:p>)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312</text:p>
          </table:table-cell>
          <table:table-cell table:formula="of:=SUBSTITUTE(SUBSTITUTE([.D15]; &quot;presence&quot;; &quot;present&quot;); &quot;bud&quot;; &quot;buds&quot;)" office:value-type="string" office:string-value="'breaking leaf buds present'" calcext:value-type="string">
            <text:p>'breaking leaf buds present'</text:p>
          </table:table-cell>
          <table:table-cell table:formula="of:=SUBSTITUTE([.E15]; &quot;'&quot;; &quot; presence'&quot;; 2)" office:value-type="string" office:string-value="'breaking leaf bud presence'" calcext:value-type="string">
            <text:p>'breaking leaf bud presence'</text:p>
          </table:table-cell>
          <table:table-cell table:style-name="ce6" office:value-type="string" calcext:value-type="string">
            <text:p>'breaking leaf bud'</text:p>
          </table:table-cell>
          <table:table-cell table:style-name="ce9" table:formula="of:=CONCATENATE(&quot;A {&quot;; [.D15]; &quot;} trait that is a {quality of} a {whole plant} that has at least one {&quot;; [.E15]; &quot;}.&quot;)" office:value-type="string" office:string-value="A {'breaking leaf bud presence'} trait that is a {quality of} a {whole plant} that has at least one {'breaking leaf bud'}." calcext:value-type="string">
            <text:p>A {'breaking leaf bud presence'} trait that is a {quality of} a {whole plant} that has at least one {'breaking leaf bud'}.</text:p>
          </table:table-cell>
          <table:table-cell table:style-name="ce9" table:formula="of:=CONCATENATE([.D1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breaking leaf bud presence' AND 'has quality measurement' SOME (&#10;    'measurement datum' AND (&#10;        ('lower count' SOME xsd:integer[&gt;0]) OR&#10;        ('lower percent' SOME xsd:float[&gt;0.0f])&#10;    )&#10;)" calcext:value-type="string">
            <text:p>'breaking leaf bu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5]; CHAR(10); &quot;) AND 'towards' SOME (&quot;; CHAR(10);  &quot;    'plant structure' AND 'has part' SOME &quot;; [.E15]; CHAR(10); &quot;)&quot;)" office:value-type="string" office:string-value="'plant structure presence' THAT 'quality of' SOME (&#10;    'whole plant' THAT 'has part' SOME 'breaking leaf bud'&#10;) AND 'towards' SOME (&#10;    'plant structure' AND 'has part' SOME 'breaking leaf bud'&#10;)" calcext:value-type="string">
            <text:p>'plant structure presence' THAT 'quality of' SOME (</text:p>
            <text:p>    'whole plant' THAT 'has part' SOME 'breaking leaf bud'</text:p>
            <text:p>) AND 'towards' SOME (</text:p>
            <text:p>    'plant structure' AND 'has part' SOME 'breaking leaf bud'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number-columns-repeated="3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313</text:p>
          </table:table-cell>
          <table:table-cell table:formula="of:=SUBSTITUTE([.D17]; &quot;leaf presence&quot;; &quot;leaves present&quot;)" office:value-type="string" office:string-value="'vascular leaves present'" calcext:value-type="string">
            <text:p>'vascular leaves present'</text:p>
          </table:table-cell>
          <table:table-cell office:value-type="string" calcext:value-type="string">
            <text:p>'vascular leaf presence'</text:p>
          </table:table-cell>
          <table:table-cell office:value-type="string" calcext:value-type="string">
            <text:p>'vascular leaf'</text:p>
          </table:table-cell>
          <table:table-cell table:style-name="ce3" table:formula="of:=CONCATENATE(&quot;A {&quot;; [.D17]; &quot;} trait that is a {quality of} a {whole plant} that has at least one {&quot;; [.E17]; &quot;}.&quot;)" office:value-type="string" office:string-value="A {'vascular leaf presence'} trait that is a {quality of} a {whole plant} that has at least one {'vascular leaf'}." calcext:value-type="string">
            <text:p>A {'vascular leaf presence'} trait that is a {quality of} a {whole plant} that has at least one {'vascular leaf'}.</text:p>
          </table:table-cell>
          <table:table-cell table:style-name="ce9" table:formula="of:=CONCATENATE([.D1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vascular leaf presence' AND 'has quality measurement' SOME (&#10;    'measurement datum' AND (&#10;        ('lower count' SOME xsd:integer[&gt;0]) OR&#10;        ('lower percent' SOME xsd:float[&gt;0.0f])&#10;    )&#10;)" calcext:value-type="string">
            <text:p>'vascular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7]; CHAR(10); &quot;) AND 'towards' SOME (&quot;; CHAR(10);  &quot;    'plant structure' AND 'has part' SOME &quot;; [.E17]; CHAR(10); &quot;)&quot;)" office:value-type="string" office:string-value="'plant structure presence' THAT 'quality of' SOME (&#10;    'whole plant' THAT 'has part' SOME 'vascular leaf'&#10;) AND 'towards' SOME (&#10;    'plant structure' AND 'has part' SOME 'vascular leaf'&#10;)" calcext:value-type="string">
            <text:p>'plant structure presence' THAT 'quality of' SOME (</text:p>
            <text:p>    'whole plant' THAT 'has part' SOME 'vascular leaf'</text:p>
            <text:p>) AND 'towards' SOME (</text:p>
            <text:p>    'plant structure' AND 'has part' SOME 'vascular leaf'</text:p>
            <text:p>)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314</text:p>
          </table:table-cell>
          <table:table-cell table:formula="of:=SUBSTITUTE([.D18]; &quot;leaf presence&quot;; &quot;leaves present&quot;)" office:value-type="string" office:string-value="'true leaves present'" calcext:value-type="string">
            <text:p>'true leaves present'</text:p>
          </table:table-cell>
          <table:table-cell office:value-type="string" calcext:value-type="string">
            <text:p>'true leaf presence'</text:p>
          </table:table-cell>
          <table:table-cell table:style-name="ce6" office:value-type="string" calcext:value-type="string">
            <text:p>'true leaf'</text:p>
          </table:table-cell>
          <table:table-cell table:style-name="ce3" table:formula="of:=CONCATENATE(&quot;A {&quot;; [.D18]; &quot;} trait that is a {quality of} a {whole plant} that has at least one {&quot;; [.E18]; &quot;}.&quot;)" office:value-type="string" office:string-value="A {'true leaf presence'} trait that is a {quality of} a {whole plant} that has at least one {'true leaf'}." calcext:value-type="string">
            <text:p>A {'true leaf presence'} trait that is a {quality of} a {whole plant} that has at least one {'true leaf'}.</text:p>
          </table:table-cell>
          <table:table-cell table:style-name="ce9" table:formula="of:=CONCATENATE([.D1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true leaf presence' AND 'has quality measurement' SOME (&#10;    'measurement datum' AND (&#10;        ('lower count' SOME xsd:integer[&gt;0]) OR&#10;        ('lower percent' SOME xsd:float[&gt;0.0f])&#10;    )&#10;)" calcext:value-type="string">
            <text:p>'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8]; CHAR(10); &quot;) AND 'towards' SOME (&quot;; CHAR(10);  &quot;    'plant structure' AND 'has part' SOME &quot;; [.E18]; CHAR(10); &quot;)&quot;)" office:value-type="string" office:string-value="'plant structure presence' THAT 'quality of' SOME (&#10;    'whole plant' THAT 'has part' SOME 'true leaf'&#10;) AND 'towards' SOME (&#10;    'plant structure' AND 'has part' SOME 'true leaf'&#10;)" calcext:value-type="string">
            <text:p>'plant structure presence' THAT 'quality of' SOME (</text:p>
            <text:p>    'whole plant' THAT 'has part' SOME 'true leaf'</text:p>
            <text:p>) AND 'towards' SOME (</text:p>
            <text:p>    'plant structure' AND 'has part' SOME 'true leaf'</text:p>
            <text:p>)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315</text:p>
          </table:table-cell>
          <table:table-cell table:formula="of:=SUBSTITUTE([.D19]; &quot;leaf presence&quot;; &quot;leaves present&quot;)" office:value-type="string" office:string-value="'unfolding true leaves present'" calcext:value-type="string">
            <text:p>'unfolding true leaves present'</text:p>
          </table:table-cell>
          <table:table-cell office:value-type="string" calcext:value-type="string">
            <text:p>'unfolding true leaf presence'</text:p>
          </table:table-cell>
          <table:table-cell table:style-name="ce6" office:value-type="string" calcext:value-type="string">
            <text:p>'unfolding true leaf'</text:p>
          </table:table-cell>
          <table:table-cell table:style-name="ce3" table:formula="of:=CONCATENATE(&quot;An {&quot;; [.D19]; &quot;} trait that is a {quality of} a {whole plant} that has at least one {&quot;; [.E19]; &quot;}.&quot;)" office:value-type="string" office:string-value="An {'unfolding true leaf presence'} trait that is a {quality of} a {whole plant} that has at least one {'unfolding true leaf'}." calcext:value-type="string">
            <text:p>An {'unfolding true leaf presence'} trait that is a {quality of} a {whole plant} that has at least one {'unfolding true leaf'}.</text:p>
          </table:table-cell>
          <table:table-cell table:style-name="ce9" table:formula="of:=CONCATENATE([.D1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folding true leaf presence' AND 'has quality measurement' SOME (&#10;    'measurement datum' AND (&#10;        ('lower count' SOME xsd:integer[&gt;0]) OR&#10;        ('lower percent' SOME xsd:float[&gt;0.0f])&#10;    )&#10;)" calcext:value-type="string">
            <text:p>'unfolding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9]; CHAR(10); &quot;) AND 'towards' SOME (&quot;; CHAR(10);  &quot;    'plant structure' AND 'has part' SOME &quot;; [.E19]; CHAR(10); &quot;)&quot;)" office:value-type="string" office:string-value="'plant structure presence' THAT 'quality of' SOME (&#10;    'whole plant' THAT 'has part' SOME 'unfolding true leaf'&#10;) AND 'towards' SOME (&#10;    'plant structure' AND 'has part' SOME 'unfolding true leaf'&#10;)" calcext:value-type="string">
            <text:p>'plant structure presence' THAT 'quality of' SOME (</text:p>
            <text:p>    'whole plant' THAT 'has part' SOME 'unfolding true leaf'</text:p>
            <text:p>) AND 'towards' SOME (</text:p>
            <text:p>    'plant structure' AND 'has part' SOME 'unfolding true leaf'</text:p>
            <text:p>)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316</text:p>
          </table:table-cell>
          <table:table-cell table:formula="of:=SUBSTITUTE([.D20]; &quot;leaf presence&quot;; &quot;leaves present&quot;)" office:value-type="string" office:string-value="'unfolded true leaves present'" calcext:value-type="string">
            <text:p>'unfolded true leaves present'</text:p>
          </table:table-cell>
          <table:table-cell office:value-type="string" calcext:value-type="string">
            <text:p>'unfolded true leaf presence'</text:p>
          </table:table-cell>
          <table:table-cell table:style-name="ce6" office:value-type="string" calcext:value-type="string">
            <text:p>'unfolded true leaf'</text:p>
          </table:table-cell>
          <table:table-cell table:style-name="ce3" table:formula="of:=CONCATENATE(&quot;An {&quot;; [.D20]; &quot;} trait that is a {quality of} a {whole plant} that has at least one {&quot;; [.E20]; &quot;}.&quot;)" office:value-type="string" office:string-value="An {'unfolded true leaf presence'} trait that is a {quality of} a {whole plant} that has at least one {'unfolded true leaf'}." calcext:value-type="string">
            <text:p>An {'unfolded true leaf presence'} trait that is a {quality of} a {whole plant} that has at least one {'unfolded true leaf'}.</text:p>
          </table:table-cell>
          <table:table-cell table:style-name="ce9" table:formula="of:=CONCATENATE([.D2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folded true leaf presence' AND 'has quality measurement' SOME (&#10;    'measurement datum' AND (&#10;        ('lower count' SOME xsd:integer[&gt;0]) OR&#10;        ('lower percent' SOME xsd:float[&gt;0.0f])&#10;    )&#10;)" calcext:value-type="string">
            <text:p>'unfolded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0]; CHAR(10); &quot;) AND 'towards' SOME (&quot;; CHAR(10);  &quot;    'plant structure' AND 'has part' SOME &quot;; [.E20]; CHAR(10); &quot;)&quot;)" office:value-type="string" office:string-value="'plant structure presence' THAT 'quality of' SOME (&#10;    'whole plant' THAT 'has part' SOME 'unfolded true leaf'&#10;) AND 'towards' SOME (&#10;    'plant structure' AND 'has part' SOME 'unfolded true leaf'&#10;)" calcext:value-type="string">
            <text:p>'plant structure presence' THAT 'quality of' SOME (</text:p>
            <text:p>    'whole plant' THAT 'has part' SOME 'unfolded true leaf'</text:p>
            <text:p>) AND 'towards' SOME (</text:p>
            <text:p>    'plant structure' AND 'has part' SOME 'unfolded true leaf'</text:p>
            <text:p>)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317</text:p>
          </table:table-cell>
          <table:table-cell table:formula="of:=SUBSTITUTE([.D21]; &quot;leaf presence&quot;; &quot;leaves present&quot;)" office:value-type="string" office:string-value="'non-senescing unfolded true leaves present'" calcext:value-type="string">
            <text:p>'non-senescing unfolded true leaves present'</text:p>
          </table:table-cell>
          <table:table-cell office:value-type="string" calcext:value-type="string">
            <text:p>'non-senescing unfolded true leaf presence'</text:p>
          </table:table-cell>
          <table:table-cell table:style-name="ce6" office:value-type="string" calcext:value-type="string">
            <text:p>'non-senescing unfolded true leaf'</text:p>
          </table:table-cell>
          <table:table-cell table:style-name="ce3" table:formula="of:=CONCATENATE(&quot;A {&quot;; [.D21]; &quot;} trait that is a {quality of} a {whole plant} that has at least one {&quot;; [.E21]; &quot;}.&quot;)" office:value-type="string" office:string-value="A {'non-senescing unfolded true leaf presence'} trait that is a {quality of} a {whole plant} that has at least one {'non-senescing unfolded true leaf'}." calcext:value-type="string">
            <text:p>A {'non-senescing unfolded true leaf presence'} trait that is a {quality of} a {whole plant} that has at least one {'non-senescing unfolded true leaf'}.</text:p>
          </table:table-cell>
          <table:table-cell table:style-name="ce9" table:formula="of:=CONCATENATE([.D2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on-senescing unfolded true leaf presence' AND 'has quality measurement' SOME (&#10;    'measurement datum' AND (&#10;        ('lower count' SOME xsd:integer[&gt;0]) OR&#10;        ('lower percent' SOME xsd:float[&gt;0.0f])&#10;    )&#10;)" calcext:value-type="string">
            <text:p>'non-senescing unfolded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1]; CHAR(10); &quot;) AND 'towards' SOME (&quot;; CHAR(10);  &quot;    'plant structure' AND 'has part' SOME &quot;; [.E21]; CHAR(10); &quot;)&quot;)" office:value-type="string" office:string-value="'plant structure presence' THAT 'quality of' SOME (&#10;    'whole plant' THAT 'has part' SOME 'non-senescing unfolded true leaf'&#10;) AND 'towards' SOME (&#10;    'plant structure' AND 'has part' SOME 'non-senescing unfolded true leaf'&#10;)" calcext:value-type="string">
            <text:p>'plant structure presence' THAT 'quality of' SOME (</text:p>
            <text:p>    'whole plant' THAT 'has part' SOME 'non-senescing unfolded true leaf'</text:p>
            <text:p>) AND 'towards' SOME (</text:p>
            <text:p>    'plant structure' AND 'has part' SOME 'non-senescing unfolded true leaf'</text:p>
            <text:p>)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318</text:p>
          </table:table-cell>
          <table:table-cell table:formula="of:=SUBSTITUTE([.D22]; &quot;leaf presence&quot;; &quot;leaves present&quot;)" office:value-type="string" office:string-value="'senescing true leaves present'" calcext:value-type="string">
            <text:p>'senescing true leaves present'</text:p>
          </table:table-cell>
          <table:table-cell office:value-type="string" calcext:value-type="string">
            <text:p>'senescing true leaf presence'</text:p>
          </table:table-cell>
          <table:table-cell table:style-name="ce6" office:value-type="string" calcext:value-type="string">
            <text:p>'senescing true leaf'</text:p>
          </table:table-cell>
          <table:table-cell table:style-name="ce3" table:formula="of:=CONCATENATE(&quot;A {&quot;; [.D22]; &quot;} trait that is a {quality of} a {whole plant} that has at least one {&quot;; [.E22]; &quot;}.&quot;)" office:value-type="string" office:string-value="A {'senescing true leaf presence'} trait that is a {quality of} a {whole plant} that has at least one {'senescing true leaf'}." calcext:value-type="string">
            <text:p>A {'senescing true leaf presence'} trait that is a {quality of} a {whole plant} that has at least one {'senescing true leaf'}.</text:p>
          </table:table-cell>
          <table:table-cell table:style-name="ce9" table:formula="of:=CONCATENATE([.D2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enescing true leaf presence' AND 'has quality measurement' SOME (&#10;    'measurement datum' AND (&#10;        ('lower count' SOME xsd:integer[&gt;0]) OR&#10;        ('lower percent' SOME xsd:float[&gt;0.0f])&#10;    )&#10;)" calcext:value-type="string">
            <text:p>'senescing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2]; CHAR(10); &quot;) AND 'towards' SOME (&quot;; CHAR(10);  &quot;    'plant structure' AND 'has part' SOME &quot;; [.E22]; CHAR(10); &quot;)&quot;)" office:value-type="string" office:string-value="'plant structure presence' THAT 'quality of' SOME (&#10;    'whole plant' THAT 'has part' SOME 'senescing true leaf'&#10;) AND 'towards' SOME (&#10;    'plant structure' AND 'has part' SOME 'senescing true leaf'&#10;)" calcext:value-type="string">
            <text:p>'plant structure presence' THAT 'quality of' SOME (</text:p>
            <text:p>    'whole plant' THAT 'has part' SOME 'senescing true leaf'</text:p>
            <text:p>) AND 'towards' SOME (</text:p>
            <text:p>    'plant structure' AND 'has part' SOME 'senescing true leaf'</text:p>
            <text:p>)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319</text:p>
          </table:table-cell>
          <table:table-cell table:formula="of:=SUBSTITUTE([.D23]; &quot;leaf presence&quot;; &quot;leaves present&quot;)" office:value-type="string" office:string-value="'immature unfolded true leaves present'" calcext:value-type="string">
            <text:p>'immature unfolded true leaves present'</text:p>
          </table:table-cell>
          <table:table-cell office:value-type="string" calcext:value-type="string">
            <text:p>'immature unfolded true leaf presence'</text:p>
          </table:table-cell>
          <table:table-cell table:style-name="ce6" office:value-type="string" calcext:value-type="string">
            <text:p>'immature unfolded true leaf'</text:p>
          </table:table-cell>
          <table:table-cell table:style-name="ce3" table:formula="of:=CONCATENATE(&quot;An {&quot;; [.D23]; &quot;} trait that is a {quality of} a {whole plant} that has at least one {&quot;; [.E23]; &quot;}.&quot;)" office:value-type="string" office:string-value="An {'immature unfolded true leaf presence'} trait that is a {quality of} a {whole plant} that has at least one {'immature unfolded true leaf'}." calcext:value-type="string">
            <text:p>An {'immature unfolded true leaf presence'} trait that is a {quality of} a {whole plant} that has at least one {'immature unfolded true leaf'}.</text:p>
          </table:table-cell>
          <table:table-cell table:style-name="ce9" table:formula="of:=CONCATENATE([.D23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immature unfolded true leaf presence' AND 'has quality measurement' SOME (&#10;    'measurement datum' AND (&#10;        ('lower count' SOME xsd:integer[&gt;0]) OR&#10;        ('lower percent' SOME xsd:float[&gt;0.0f])&#10;    )&#10;)" calcext:value-type="string">
            <text:p>'immature unfolded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3]; CHAR(10); &quot;) AND 'towards' SOME (&quot;; CHAR(10);  &quot;    'plant structure' AND 'has part' SOME &quot;; [.E23]; CHAR(10); &quot;)&quot;)" office:value-type="string" office:string-value="'plant structure presence' THAT 'quality of' SOME (&#10;    'whole plant' THAT 'has part' SOME 'immature unfolded true leaf'&#10;) AND 'towards' SOME (&#10;    'plant structure' AND 'has part' SOME 'immature unfolded true leaf'&#10;)" calcext:value-type="string">
            <text:p>'plant structure presence' THAT 'quality of' SOME (</text:p>
            <text:p>    'whole plant' THAT 'has part' SOME 'immature unfolded true leaf'</text:p>
            <text:p>) AND 'towards' SOME (</text:p>
            <text:p>    'plant structure' AND 'has part' SOME 'immature unfolded true leaf'</text:p>
            <text:p>)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320</text:p>
          </table:table-cell>
          <table:table-cell table:formula="of:=SUBSTITUTE([.D24]; &quot;leaf presence&quot;; &quot;leaves present&quot;)" office:value-type="string" office:string-value="'mature true leaves present'" calcext:value-type="string">
            <text:p>'mature true leaves present'</text:p>
          </table:table-cell>
          <table:table-cell office:value-type="string" calcext:value-type="string">
            <text:p>'mature true leaf presence'</text:p>
          </table:table-cell>
          <table:table-cell table:style-name="ce6" office:value-type="string" calcext:value-type="string">
            <text:p>'mature true leaf'</text:p>
          </table:table-cell>
          <table:table-cell table:style-name="ce3" table:formula="of:=CONCATENATE(&quot;An {&quot;; [.D24]; &quot;} trait that is a {quality of} a {whole plant} that has at least one {&quot;; [.E24]; &quot;}.&quot;)" office:value-type="string" office:string-value="An {'mature true leaf presence'} trait that is a {quality of} a {whole plant} that has at least one {'mature true leaf'}." calcext:value-type="string">
            <text:p>An {'mature true leaf presence'} trait that is a {quality of} a {whole plant} that has at least one {'mature true leaf'}.</text:p>
          </table:table-cell>
          <table:table-cell table:style-name="ce9" table:formula="of:=CONCATENATE([.D2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mature true leaf presence' AND 'has quality measurement' SOME (&#10;    'measurement datum' AND (&#10;        ('lower count' SOME xsd:integer[&gt;0]) OR&#10;        ('lower percent' SOME xsd:float[&gt;0.0f])&#10;    )&#10;)" calcext:value-type="string">
            <text:p>'mature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4]; CHAR(10); &quot;) AND 'towards' SOME (&quot;; CHAR(10);  &quot;    'plant structure' AND 'has part' SOME &quot;; [.E24]; CHAR(10); &quot;)&quot;)" office:value-type="string" office:string-value="'plant structure presence' THAT 'quality of' SOME (&#10;    'whole plant' THAT 'has part' SOME 'mature true leaf'&#10;) AND 'towards' SOME (&#10;    'plant structure' AND 'has part' SOME 'mature true leaf'&#10;)" calcext:value-type="string">
            <text:p>'plant structure presence' THAT 'quality of' SOME (</text:p>
            <text:p>    'whole plant' THAT 'has part' SOME 'mature true leaf'</text:p>
            <text:p>) AND 'towards' SOME (</text:p>
            <text:p>    'plant structure' AND 'has part' SOME 'mature true leaf'</text:p>
            <text:p>)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321</text:p>
          </table:table-cell>
          <table:table-cell table:formula="of:=SUBSTITUTE([.D25]; &quot;leaf presence&quot;; &quot;leaves present&quot;)" office:value-type="string" office:string-value="'expanding unfolded true leaves present'" calcext:value-type="string">
            <text:p>'expanding unfolded true leaves present'</text:p>
          </table:table-cell>
          <table:table-cell office:value-type="string" calcext:value-type="string">
            <text:p>'expanding unfolded true leaf presence'</text:p>
          </table:table-cell>
          <table:table-cell table:style-name="ce6" office:value-type="string" calcext:value-type="string">
            <text:p>'expanding unfolded true leaf'</text:p>
          </table:table-cell>
          <table:table-cell table:style-name="ce3" table:formula="of:=CONCATENATE(&quot;An {&quot;; [.D25]; &quot;} trait that is a {quality of} a {whole plant} that has at least one {&quot;; [.E25]; &quot;}.&quot;)" office:value-type="string" office:string-value="An {'expanding unfolded true leaf presence'} trait that is a {quality of} a {whole plant} that has at least one {'expanding unfolded true leaf'}." calcext:value-type="string">
            <text:p>An {'expanding unfolded true leaf presence'} trait that is a {quality of} a {whole plant} that has at least one {'expanding unfolded true leaf'}.</text:p>
          </table:table-cell>
          <table:table-cell table:style-name="ce9" table:formula="of:=CONCATENATE([.D2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expanding unfolded true leaf presence' AND 'has quality measurement' SOME (&#10;    'measurement datum' AND (&#10;        ('lower count' SOME xsd:integer[&gt;0]) OR&#10;        ('lower percent' SOME xsd:float[&gt;0.0f])&#10;    )&#10;)" calcext:value-type="string">
            <text:p>'expanding unfolded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5]; CHAR(10); &quot;) AND 'towards' SOME (&quot;; CHAR(10);  &quot;    'plant structure' AND 'has part' SOME &quot;; [.E25]; CHAR(10); &quot;)&quot;)" office:value-type="string" office:string-value="'plant structure presence' THAT 'quality of' SOME (&#10;    'whole plant' THAT 'has part' SOME 'expanding unfolded true leaf'&#10;) AND 'towards' SOME (&#10;    'plant structure' AND 'has part' SOME 'expanding unfolded true leaf'&#10;)" calcext:value-type="string">
            <text:p>'plant structure presence' THAT 'quality of' SOME (</text:p>
            <text:p>    'whole plant' THAT 'has part' SOME 'expanding unfolded true leaf'</text:p>
            <text:p>) AND 'towards' SOME (</text:p>
            <text:p>    'plant structure' AND 'has part' SOME 'expanding unfolded true leaf'</text:p>
            <text:p>)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322</text:p>
          </table:table-cell>
          <table:table-cell table:formula="of:=SUBSTITUTE([.D26]; &quot;leaf presence&quot;; &quot;leaves present&quot;)" office:value-type="string" office:string-value="'expanded immature true leaves present'" calcext:value-type="string">
            <text:p>'expanded immature true leaves present'</text:p>
          </table:table-cell>
          <table:table-cell office:value-type="string" calcext:value-type="string">
            <text:p>'expanded immature true leaf presence'</text:p>
          </table:table-cell>
          <table:table-cell table:style-name="ce6" office:value-type="string" calcext:value-type="string">
            <text:p>'expanded immature true leaf'</text:p>
          </table:table-cell>
          <table:table-cell table:style-name="ce3" table:formula="of:=CONCATENATE(&quot;An {&quot;; [.D26]; &quot;} trait that is a {quality of} a {whole plant} that has at least one {&quot;; [.E26]; &quot;}.&quot;)" office:value-type="string" office:string-value="An {'expanded immature true leaf presence'} trait that is a {quality of} a {whole plant} that has at least one {'expanded immature true leaf'}." calcext:value-type="string">
            <text:p>An {'expanded immature true leaf presence'} trait that is a {quality of} a {whole plant} that has at least one {'expanded immature true leaf'}.</text:p>
          </table:table-cell>
          <table:table-cell table:style-name="ce9" table:formula="of:=CONCATENATE([.D2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expanded immature true leaf presence' AND 'has quality measurement' SOME (&#10;    'measurement datum' AND (&#10;        ('lower count' SOME xsd:integer[&gt;0]) OR&#10;        ('lower percent' SOME xsd:float[&gt;0.0f])&#10;    )&#10;)" calcext:value-type="string">
            <text:p>'expanded immature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6]; CHAR(10); &quot;) AND 'towards' SOME (&quot;; CHAR(10);  &quot;    'plant structure' AND 'has part' SOME &quot;; [.E26]; CHAR(10); &quot;)&quot;)" office:value-type="string" office:string-value="'plant structure presence' THAT 'quality of' SOME (&#10;    'whole plant' THAT 'has part' SOME 'expanded immature true leaf'&#10;) AND 'towards' SOME (&#10;    'plant structure' AND 'has part' SOME 'expanded immature true leaf'&#10;)" calcext:value-type="string">
            <text:p>'plant structure presence' THAT 'quality of' SOME (</text:p>
            <text:p>    'whole plant' THAT 'has part' SOME 'expanded immature true leaf'</text:p>
            <text:p>) AND 'towards' SOME (</text:p>
            <text:p>    'plant structure' AND 'has part' SOME 'expanded immature true leaf'</text:p>
            <text:p>)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323</text:p>
          </table:table-cell>
          <table:table-cell table:formula="of:=SUBSTITUTE([.D27]; &quot;leaf presence&quot;; &quot;leaves present&quot;)" office:value-type="string" office:string-value="'expanding true leaves present'" calcext:value-type="string">
            <text:p>'expanding true leaves present'</text:p>
          </table:table-cell>
          <table:table-cell office:value-type="string" calcext:value-type="string">
            <text:p>'expanding true leaf presence'</text:p>
          </table:table-cell>
          <table:table-cell table:style-name="ce6" office:value-type="string" calcext:value-type="string">
            <text:p>'expanding true leaf'</text:p>
          </table:table-cell>
          <table:table-cell table:style-name="ce3" table:formula="of:=CONCATENATE(&quot;An {&quot;; [.D27]; &quot;} trait that is a {quality of} a {whole plant} that has at least one {&quot;; [.E27]; &quot;}.&quot;)" office:value-type="string" office:string-value="An {'expanding true leaf presence'} trait that is a {quality of} a {whole plant} that has at least one {'expanding true leaf'}." calcext:value-type="string">
            <text:p>An {'expanding true leaf presence'} trait that is a {quality of} a {whole plant} that has at least one {'expanding true leaf'}.</text:p>
          </table:table-cell>
          <table:table-cell table:style-name="ce9" table:formula="of:=CONCATENATE([.D2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expanding true leaf presence' AND 'has quality measurement' SOME (&#10;    'measurement datum' AND (&#10;        ('lower count' SOME xsd:integer[&gt;0]) OR&#10;        ('lower percent' SOME xsd:float[&gt;0.0f])&#10;    )&#10;)" calcext:value-type="string">
            <text:p>'expanding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7]; CHAR(10); &quot;) AND 'towards' SOME (&quot;; CHAR(10);  &quot;    'plant structure' AND 'has part' SOME &quot;; [.E27]; CHAR(10); &quot;)&quot;)" office:value-type="string" office:string-value="'plant structure presence' THAT 'quality of' SOME (&#10;    'whole plant' THAT 'has part' SOME 'expanding true leaf'&#10;) AND 'towards' SOME (&#10;    'plant structure' AND 'has part' SOME 'expanding true leaf'&#10;)" calcext:value-type="string">
            <text:p>'plant structure presence' THAT 'quality of' SOME (</text:p>
            <text:p>    'whole plant' THAT 'has part' SOME 'expanding true leaf'</text:p>
            <text:p>) AND 'towards' SOME (</text:p>
            <text:p>    'plant structure' AND 'has part' SOME 'expanding true leaf'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3"/>
          <table:table-cell table:style-name="ce3"/>
          <table:table-cell table:style-name="ce9"/>
          <table:table-cell table:style-name="ce3"/>
          <table:table-cell table:number-columns-repeated="3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324</text:p>
          </table:table-cell>
          <table:table-cell table:formula="of:=SUBSTITUTE([.D29]; &quot; presence&quot;; &quot;s present&quot;)" office:value-type="string" office:string-value="'reproductive structures present'" calcext:value-type="string">
            <text:p>'reproductive structures present'</text:p>
          </table:table-cell>
          <table:table-cell table:formula="of:=SUBSTITUTE([.E29]; &quot;'&quot;; &quot; presence'&quot;; 2)" office:value-type="string" office:string-value="'reproductive structure presence'" calcext:value-type="string">
            <text:p>'reproductive structure presence'</text:p>
          </table:table-cell>
          <table:table-cell office:value-type="string" calcext:value-type="string">
            <text:p>'reproductive structure'</text:p>
          </table:table-cell>
          <table:table-cell table:style-name="ce3" table:formula="of:=CONCATENATE(&quot;A {&quot;; [.D29]; &quot;} trait that is a {quality of} a {whole plant} that has at least one {&quot;; [.E29]; &quot;}.&quot;)" office:value-type="string" office:string-value="A {'reproductive structure presence'} trait that is a {quality of} a {whole plant} that has at least one {'reproductive structure'}." calcext:value-type="string">
            <text:p>A {'reproductive structure presence'} trait that is a {quality of} a {whole plant} that has at least one {'reproductive structure'}.</text:p>
          </table:table-cell>
          <table:table-cell table:style-name="ce9" table:formula="of:=CONCATENATE([.D2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eproductive structure presence' AND 'has quality measurement' SOME (&#10;    'measurement datum' AND (&#10;        ('lower count' SOME xsd:integer[&gt;0]) OR&#10;        ('lower percent' SOME xsd:float[&gt;0.0f])&#10;    )&#10;)" calcext:value-type="string">
            <text:p>'reproductive structur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9]; CHAR(10); &quot;) AND 'towards' SOME (&quot;; CHAR(10);  &quot;    'plant structure' AND 'has part' SOME &quot;; [.E29]; CHAR(10); &quot;)&quot;)" office:value-type="string" office:string-value="'plant structure presence' THAT 'quality of' SOME (&#10;    'whole plant' THAT 'has part' SOME 'reproductive structure'&#10;) AND 'towards' SOME (&#10;    'plant structure' AND 'has part' SOME 'reproductive structure'&#10;)" calcext:value-type="string">
            <text:p>'plant structure presence' THAT 'quality of' SOME (</text:p>
            <text:p>    'whole plant' THAT 'has part' SOME 'reproductive structure'</text:p>
            <text:p>) AND 'towards' SOME (</text:p>
            <text:p>    'plant structure' AND 'has part' SOME 'reproductive structure'</text:p>
            <text:p>)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325</text:p>
          </table:table-cell>
          <table:table-cell table:formula="of:=SUBSTITUTE([.D30]; &quot; presence&quot;; &quot;s present&quot;)" office:value-type="string" office:string-value="'reproductive buds present'" calcext:value-type="string">
            <text:p>'reproductive buds present'</text:p>
          </table:table-cell>
          <table:table-cell table:formula="of:=CONCATENATE(&quot;'&quot;; SUBSTITUTE(SUBSTITUTE([.E30]; &quot;PO:&quot;; &quot;&quot;); &quot;'&quot;; &quot;&quot;); &quot; presence'&quot;)" office:value-type="string" office:string-value="'reproductive bud presence'" calcext:value-type="string">
            <text:p>'reproductive bud presence'</text:p>
          </table:table-cell>
          <table:table-cell table:style-name="ce6" office:value-type="string" calcext:value-type="string">
            <text:p>PO:'reproductive bud'</text:p>
          </table:table-cell>
          <table:table-cell table:style-name="ce3" table:formula="of:=CONCATENATE(&quot;A {&quot;; [.D30]; &quot;} trait that is a {quality of} a {whole plant} that has at least one {&quot;; [.E30]; &quot;}.&quot;)" office:value-type="string" office:string-value="A {'reproductive bud presence'} trait that is a {quality of} a {whole plant} that has at least one {PO:'reproductive bud'}." calcext:value-type="string">
            <text:p>A {'reproductive bud presence'} trait that is a {quality of} a {whole plant} that has at least one {PO:'reproductive bud'}.</text:p>
          </table:table-cell>
          <table:table-cell table:style-name="ce9" table:formula="of:=CONCATENATE([.D3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eproductive bud presence' AND 'has quality measurement' SOME (&#10;    'measurement datum' AND (&#10;        ('lower count' SOME xsd:integer[&gt;0]) OR&#10;        ('lower percent' SOME xsd:float[&gt;0.0f])&#10;    )&#10;)" calcext:value-type="string">
            <text:p>'reproductive bu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0]; CHAR(10); &quot;) AND 'towards' SOME (&quot;; CHAR(10);  &quot;    'plant structure' AND 'has part' SOME &quot;; [.E30]; CHAR(10); &quot;)&quot;)" office:value-type="string" office:string-value="'plant structure presence' THAT 'quality of' SOME (&#10;    'whole plant' THAT 'has part' SOME PO:'reproductive bud'&#10;) AND 'towards' SOME (&#10;    'plant structure' AND 'has part' SOME PO:'reproductive bud'&#10;)" calcext:value-type="string">
            <text:p>'plant structure presence' THAT 'quality of' SOME (</text:p>
            <text:p>    'whole plant' THAT 'has part' SOME PO:'reproductive bud'</text:p>
            <text:p>) AND 'towards' SOME (</text:p>
            <text:p>    'plant structure' AND 'has part' SOME PO:'reproductive bud'</text:p>
            <text:p>)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326</text:p>
          </table:table-cell>
          <table:table-cell table:formula="of:=SUBSTITUTE([.D31]; &quot; presence&quot;; &quot;s present&quot;)" office:value-type="string" office:string-value="'dormant reproductive buds present'" calcext:value-type="string">
            <text:p>'dormant reproductive buds present'</text:p>
          </table:table-cell>
          <table:table-cell table:formula="of:=SUBSTITUTE([.E31]; &quot;'&quot;; &quot; presence'&quot;; 2)" office:value-type="string" office:string-value="'dormant reproductive bud presence'" calcext:value-type="string">
            <text:p>'dormant reproductive bud presence'</text:p>
          </table:table-cell>
          <table:table-cell office:value-type="string" calcext:value-type="string">
            <text:p>'dormant reproductive bud'</text:p>
          </table:table-cell>
          <table:table-cell table:style-name="ce3" table:formula="of:=CONCATENATE(&quot;A {&quot;; [.D31]; &quot;} trait that is a {quality of} a {whole plant} that has at least one {&quot;; [.E31]; &quot;}.&quot;)" office:value-type="string" office:string-value="A {'dormant reproductive bud presence'} trait that is a {quality of} a {whole plant} that has at least one {'dormant reproductive bud'}." calcext:value-type="string">
            <text:p>A {'dormant reproductive bud presence'} trait that is a {quality of} a {whole plant} that has at least one {'dormant reproductive bud'}.</text:p>
          </table:table-cell>
          <table:table-cell table:style-name="ce9" table:formula="of:=CONCATENATE([.D3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dormant reproductive bud presence' AND 'has quality measurement' SOME (&#10;    'measurement datum' AND (&#10;        ('lower count' SOME xsd:integer[&gt;0]) OR&#10;        ('lower percent' SOME xsd:float[&gt;0.0f])&#10;    )&#10;)" calcext:value-type="string">
            <text:p>'dormant reproductive bu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1]; CHAR(10); &quot;) AND 'towards' SOME (&quot;; CHAR(10);  &quot;    'plant structure' AND 'has part' SOME &quot;; [.E31]; CHAR(10); &quot;)&quot;)" office:value-type="string" office:string-value="'plant structure presence' THAT 'quality of' SOME (&#10;    'whole plant' THAT 'has part' SOME 'dormant reproductive bud'&#10;) AND 'towards' SOME (&#10;    'plant structure' AND 'has part' SOME 'dormant reproductive bud'&#10;)" calcext:value-type="string">
            <text:p>'plant structure presence' THAT 'quality of' SOME (</text:p>
            <text:p>    'whole plant' THAT 'has part' SOME 'dormant reproductive bud'</text:p>
            <text:p>) AND 'towards' SOME (</text:p>
            <text:p>    'plant structure' AND 'has part' SOME 'dormant reproductive bud'</text:p>
            <text:p>)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327</text:p>
          </table:table-cell>
          <table:table-cell table:formula="of:=SUBSTITUTE([.D32]; &quot; presence&quot;; &quot;s present&quot;)" office:value-type="string" office:string-value="'non-dormant reproductive buds present'" calcext:value-type="string">
            <text:p>'non-dormant reproductive buds present'</text:p>
          </table:table-cell>
          <table:table-cell table:formula="of:=SUBSTITUTE([.E32]; &quot;'&quot;; &quot; presence'&quot;; 2)" office:value-type="string" office:string-value="'non-dormant reproductive bud presence'" calcext:value-type="string">
            <text:p>'non-dormant reproductive bud presence'</text:p>
          </table:table-cell>
          <table:table-cell office:value-type="string" calcext:value-type="string">
            <text:p>'non-dormant reproductive bud'</text:p>
          </table:table-cell>
          <table:table-cell table:style-name="ce3" table:formula="of:=CONCATENATE(&quot;A {&quot;; [.D32]; &quot;} trait that is a {quality of} a {whole plant} that has at least one {&quot;; [.E32]; &quot;}.&quot;)" office:value-type="string" office:string-value="A {'non-dormant reproductive bud presence'} trait that is a {quality of} a {whole plant} that has at least one {'non-dormant reproductive bud'}." calcext:value-type="string">
            <text:p>A {'non-dormant reproductive bud presence'} trait that is a {quality of} a {whole plant} that has at least one {'non-dormant reproductive bud'}.</text:p>
          </table:table-cell>
          <table:table-cell table:style-name="ce9" table:formula="of:=CONCATENATE([.D3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on-dormant reproductive bud presence' AND 'has quality measurement' SOME (&#10;    'measurement datum' AND (&#10;        ('lower count' SOME xsd:integer[&gt;0]) OR&#10;        ('lower percent' SOME xsd:float[&gt;0.0f])&#10;    )&#10;)" calcext:value-type="string">
            <text:p>'non-dormant reproductive bu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2]; CHAR(10); &quot;) AND 'towards' SOME (&quot;; CHAR(10);  &quot;    'plant structure' AND 'has part' SOME &quot;; [.E32]; CHAR(10); &quot;)&quot;)" office:value-type="string" office:string-value="'plant structure presence' THAT 'quality of' SOME (&#10;    'whole plant' THAT 'has part' SOME 'non-dormant reproductive bud'&#10;) AND 'towards' SOME (&#10;    'plant structure' AND 'has part' SOME 'non-dormant reproductive bud'&#10;)" calcext:value-type="string">
            <text:p>'plant structure presence' THAT 'quality of' SOME (</text:p>
            <text:p>    'whole plant' THAT 'has part' SOME 'non-dormant reproductive bud'</text:p>
            <text:p>) AND 'towards' SOME (</text:p>
            <text:p>    'plant structure' AND 'has part' SOME 'non-dormant reproductive bud'</text:p>
            <text:p>)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328</text:p>
          </table:table-cell>
          <table:table-cell table:formula="of:=SUBSTITUTE([.D33]; &quot; presence&quot;; &quot;s present&quot;)" office:value-type="string" office:string-value="'swelling reproductive buds present'" calcext:value-type="string">
            <text:p>'swelling reproductive buds present'</text:p>
          </table:table-cell>
          <table:table-cell table:formula="of:=SUBSTITUTE([.E33]; &quot;'&quot;; &quot; presence'&quot;; 2)" office:value-type="string" office:string-value="'swelling reproductive bud presence'" calcext:value-type="string">
            <text:p>'swelling reproductive bud presence'</text:p>
          </table:table-cell>
          <table:table-cell office:value-type="string" calcext:value-type="string">
            <text:p>'swelling reproductive bud'</text:p>
          </table:table-cell>
          <table:table-cell table:style-name="ce3" table:formula="of:=CONCATENATE(&quot;A {&quot;; [.D33]; &quot;} trait that is a {quality of} a {whole plant} that has at least one {&quot;; [.E33]; &quot;}.&quot;)" office:value-type="string" office:string-value="A {'swelling reproductive bud presence'} trait that is a {quality of} a {whole plant} that has at least one {'swelling reproductive bud'}." calcext:value-type="string">
            <text:p>A {'swelling reproductive bud presence'} trait that is a {quality of} a {whole plant} that has at least one {'swelling reproductive bud'}.</text:p>
          </table:table-cell>
          <table:table-cell table:style-name="ce9" table:formula="of:=CONCATENATE([.D33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welling reproductive bud presence' AND 'has quality measurement' SOME (&#10;    'measurement datum' AND (&#10;        ('lower count' SOME xsd:integer[&gt;0]) OR&#10;        ('lower percent' SOME xsd:float[&gt;0.0f])&#10;    )&#10;)" calcext:value-type="string">
            <text:p>'swelling reproductive bu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3]; CHAR(10); &quot;) AND 'towards' SOME (&quot;; CHAR(10);  &quot;    'plant structure' AND 'has part' SOME &quot;; [.E33]; CHAR(10); &quot;)&quot;)" office:value-type="string" office:string-value="'plant structure presence' THAT 'quality of' SOME (&#10;    'whole plant' THAT 'has part' SOME 'swelling reproductive bud'&#10;) AND 'towards' SOME (&#10;    'plant structure' AND 'has part' SOME 'swelling reproductive bud'&#10;)" calcext:value-type="string">
            <text:p>'plant structure presence' THAT 'quality of' SOME (</text:p>
            <text:p>    'whole plant' THAT 'has part' SOME 'swelling reproductive bud'</text:p>
            <text:p>) AND 'towards' SOME (</text:p>
            <text:p>    'plant structure' AND 'has part' SOME 'swelling reproductive bud'</text:p>
            <text:p>)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329</text:p>
          </table:table-cell>
          <table:table-cell table:formula="of:=SUBSTITUTE([.D34]; &quot; presence&quot;; &quot;s present&quot;)" office:value-type="string" office:string-value="'breaking reproductive buds present'" calcext:value-type="string">
            <text:p>'breaking reproductive buds present'</text:p>
          </table:table-cell>
          <table:table-cell table:formula="of:=SUBSTITUTE([.E34]; &quot;'&quot;; &quot; presence'&quot;; 2)" office:value-type="string" office:string-value="'breaking reproductive bud presence'" calcext:value-type="string">
            <text:p>'breaking reproductive bud presence'</text:p>
          </table:table-cell>
          <table:table-cell office:value-type="string" calcext:value-type="string">
            <text:p>'breaking reproductive bud'</text:p>
          </table:table-cell>
          <table:table-cell table:style-name="ce3" table:formula="of:=CONCATENATE(&quot;A {&quot;; [.D34]; &quot;} trait that is a {quality of} a {whole plant} that has at least one {&quot;; [.E34]; &quot;}.&quot;)" office:value-type="string" office:string-value="A {'breaking reproductive bud presence'} trait that is a {quality of} a {whole plant} that has at least one {'breaking reproductive bud'}." calcext:value-type="string">
            <text:p>A {'breaking reproductive bud presence'} trait that is a {quality of} a {whole plant} that has at least one {'breaking reproductive bud'}.</text:p>
          </table:table-cell>
          <table:table-cell table:style-name="ce9" table:formula="of:=CONCATENATE([.D3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breaking reproductive bud presence' AND 'has quality measurement' SOME (&#10;    'measurement datum' AND (&#10;        ('lower count' SOME xsd:integer[&gt;0]) OR&#10;        ('lower percent' SOME xsd:float[&gt;0.0f])&#10;    )&#10;)" calcext:value-type="string">
            <text:p>'breaking reproductive bu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4]; CHAR(10); &quot;) AND 'towards' SOME (&quot;; CHAR(10);  &quot;    'plant structure' AND 'has part' SOME &quot;; [.E34]; CHAR(10); &quot;)&quot;)" office:value-type="string" office:string-value="'plant structure presence' THAT 'quality of' SOME (&#10;    'whole plant' THAT 'has part' SOME 'breaking reproductive bud'&#10;) AND 'towards' SOME (&#10;    'plant structure' AND 'has part' SOME 'breaking reproductive bud'&#10;)" calcext:value-type="string">
            <text:p>'plant structure presence' THAT 'quality of' SOME (</text:p>
            <text:p>    'whole plant' THAT 'has part' SOME 'breaking reproductive bud'</text:p>
            <text:p>) AND 'towards' SOME (</text:p>
            <text:p>    'plant structure' AND 'has part' SOME 'breaking reproductive bud'</text:p>
            <text:p>)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330</text:p>
          </table:table-cell>
          <table:table-cell table:formula="of:=SUBSTITUTE([.D35]; &quot; presence&quot;; &quot;s present&quot;)" office:value-type="string" office:string-value="'flower buds present'" calcext:value-type="string">
            <text:p>'flower buds present'</text:p>
          </table:table-cell>
          <table:table-cell table:formula="of:=CONCATENATE(&quot;'&quot;; SUBSTITUTE(SUBSTITUTE([.E35]; &quot;PO:&quot;; &quot;&quot;); &quot;'&quot;; &quot;&quot;); &quot; presence'&quot;)" office:value-type="string" office:string-value="'flower bud presence'" calcext:value-type="string">
            <text:p>'flower bud presence'</text:p>
          </table:table-cell>
          <table:table-cell table:style-name="ce6" office:value-type="string" calcext:value-type="string">
            <text:p>PO:'flower bud'</text:p>
          </table:table-cell>
          <table:table-cell table:style-name="ce3" table:formula="of:=CONCATENATE(&quot;A {&quot;; [.D35]; &quot;} trait that is a {quality of} a {whole plant} that has at least one {&quot;; [.E35]; &quot;}.&quot;)" office:value-type="string" office:string-value="A {'flower bud presence'} trait that is a {quality of} a {whole plant} that has at least one {PO:'flower bud'}." calcext:value-type="string">
            <text:p>A {'flower bud presence'} trait that is a {quality of} a {whole plant} that has at least one {PO:'flower bud'}.</text:p>
          </table:table-cell>
          <table:table-cell table:style-name="ce9" table:formula="of:=CONCATENATE([.D3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lower bud presence' AND 'has quality measurement' SOME (&#10;    'measurement datum' AND (&#10;        ('lower count' SOME xsd:integer[&gt;0]) OR&#10;        ('lower percent' SOME xsd:float[&gt;0.0f])&#10;    )&#10;)" calcext:value-type="string">
            <text:p>'flower bu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5]; CHAR(10); &quot;) AND 'towards' SOME (&quot;; CHAR(10);  &quot;    'plant structure' AND 'has part' SOME &quot;; [.E35]; CHAR(10); &quot;)&quot;)" office:value-type="string" office:string-value="'plant structure presence' THAT 'quality of' SOME (&#10;    'whole plant' THAT 'has part' SOME PO:'flower bud'&#10;) AND 'towards' SOME (&#10;    'plant structure' AND 'has part' SOME PO:'flower bud'&#10;)" calcext:value-type="string">
            <text:p>'plant structure presence' THAT 'quality of' SOME (</text:p>
            <text:p>    'whole plant' THAT 'has part' SOME PO:'flower bud'</text:p>
            <text:p>) AND 'towards' SOME (</text:p>
            <text:p>    'plant structure' AND 'has part' SOME PO:'flower bud'</text:p>
            <text:p>)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331</text:p>
          </table:table-cell>
          <table:table-cell table:formula="of:=SUBSTITUTE([.D36]; &quot; presence&quot;; &quot;s present&quot;)" office:value-type="string" office:string-value="'inflorescence buds present'" calcext:value-type="string">
            <text:p>'inflorescence buds present'</text:p>
          </table:table-cell>
          <table:table-cell table:formula="of:=CONCATENATE(&quot;'&quot;; SUBSTITUTE(SUBSTITUTE([.E36]; &quot;PO:&quot;; &quot;&quot;); &quot;'&quot;; &quot;&quot;); &quot; presence'&quot;)" office:value-type="string" office:string-value="'inflorescence bud presence'" calcext:value-type="string">
            <text:p>'inflorescence bud presence'</text:p>
          </table:table-cell>
          <table:table-cell table:style-name="ce6" office:value-type="string" calcext:value-type="string">
            <text:p>PO:'inflorescence bud'</text:p>
          </table:table-cell>
          <table:table-cell table:style-name="ce3" table:formula="of:=CONCATENATE(&quot;An {&quot;; [.D36]; &quot;} trait that is a {quality of} a {whole plant} that has at least one {&quot;; [.E36]; &quot;}.&quot;)" office:value-type="string" office:string-value="An {'inflorescence bud presence'} trait that is a {quality of} a {whole plant} that has at least one {PO:'inflorescence bud'}." calcext:value-type="string">
            <text:p>An {'inflorescence bud presence'} trait that is a {quality of} a {whole plant} that has at least one {PO:'inflorescence bud'}.</text:p>
          </table:table-cell>
          <table:table-cell table:style-name="ce9" table:formula="of:=CONCATENATE([.D3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inflorescence bud presence' AND 'has quality measurement' SOME (&#10;    'measurement datum' AND (&#10;        ('lower count' SOME xsd:integer[&gt;0]) OR&#10;        ('lower percent' SOME xsd:float[&gt;0.0f])&#10;    )&#10;)" calcext:value-type="string">
            <text:p>'inflorescence bu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6]; CHAR(10); &quot;) AND 'towards' SOME (&quot;; CHAR(10);  &quot;    'plant structure' AND 'has part' SOME &quot;; [.E36]; CHAR(10); &quot;)&quot;)" office:value-type="string" office:string-value="'plant structure presence' THAT 'quality of' SOME (&#10;    'whole plant' THAT 'has part' SOME PO:'inflorescence bud'&#10;) AND 'towards' SOME (&#10;    'plant structure' AND 'has part' SOME PO:'inflorescence bud'&#10;)" calcext:value-type="string">
            <text:p>'plant structure presence' THAT 'quality of' SOME (</text:p>
            <text:p>    'whole plant' THAT 'has part' SOME PO:'inflorescence bud'</text:p>
            <text:p>) AND 'towards' SOME (</text:p>
            <text:p>    'plant structure' AND 'has part' SOME PO:'inflorescence bud'</text:p>
            <text:p>)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332</text:p>
          </table:table-cell>
          <table:table-cell office:value-type="string" calcext:value-type="string">
            <text:p>'non-dormant reproductive buds or fresh flowers present'</text:p>
          </table:table-cell>
          <table:table-cell table:formula="of:=SUBSTITUTE([.E37]; &quot;'&quot;; &quot; presence'&quot;; 2)" office:value-type="string" office:string-value="'non-dormant reproductive bud or fresh flower presence'" calcext:value-type="string">
            <text:p>'non-dormant reproductive bud or fresh flower presence'</text:p>
          </table:table-cell>
          <table:table-cell office:value-type="string" calcext:value-type="string">
            <text:p>'non-dormant reproductive bud or fresh flower'</text:p>
          </table:table-cell>
          <table:table-cell table:style-name="ce3" table:formula="of:=CONCATENATE(&quot;A {&quot;; [.D37]; &quot;} trait that is a {quality of} a {whole plant} that has at least one {&quot;; [.E37]; &quot;}.&quot;)" office:value-type="string" office:string-value="A {'non-dormant reproductive bud or fresh flower presence'} trait that is a {quality of} a {whole plant} that has at least one {'non-dormant reproductive bud or fresh flower'}." calcext:value-type="string">
            <text:p>A {'non-dormant reproductive bud or fresh flower presence'} trait that is a {quality of} a {whole plant} that has at least one {'non-dormant reproductive bud or fresh flower'}.</text:p>
          </table:table-cell>
          <table:table-cell table:style-name="ce9" table:formula="of:=CONCATENATE([.D3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on-dormant reproductive bud or fresh flower presence' AND 'has quality measurement' SOME (&#10;    'measurement datum' AND (&#10;        ('lower count' SOME xsd:integer[&gt;0]) OR&#10;        ('lower percent' SOME xsd:float[&gt;0.0f])&#10;    )&#10;)" calcext:value-type="string">
            <text:p>'non-dormant reproductive bud or fresh 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7]; CHAR(10); &quot;) AND 'towards' SOME (&quot;; CHAR(10);  &quot;    'plant structure' AND 'has part' SOME &quot;; [.E37]; CHAR(10); &quot;)&quot;)" office:value-type="string" office:string-value="'plant structure presence' THAT 'quality of' SOME (&#10;    'whole plant' THAT 'has part' SOME 'non-dormant reproductive bud or fresh flower'&#10;) AND 'towards' SOME (&#10;    'plant structure' AND 'has part' SOME 'non-dormant reproductive bud or fresh flower'&#10;)" calcext:value-type="string">
            <text:p>'plant structure presence' THAT 'quality of' SOME (</text:p>
            <text:p>    'whole plant' THAT 'has part' SOME 'non-dormant reproductive bud or fresh flower'</text:p>
            <text:p>) AND 'towards' SOME (</text:p>
            <text:p>    'plant structure' AND 'has part' SOME 'non-dormant reproductive bud or fresh flower'</text:p>
            <text:p>)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333</text:p>
          </table:table-cell>
          <table:table-cell table:formula="of:=SUBSTITUTE([.D38]; &quot; presence&quot;; &quot;s present&quot;)" office:value-type="string" office:string-value="'flowers present'" calcext:value-type="string">
            <text:p>'flowers present'</text:p>
          </table:table-cell>
          <table:table-cell table:formula="of:=CONCATENATE(&quot;'&quot;; SUBSTITUTE(SUBSTITUTE([.E38]; &quot;PO:&quot;; &quot;&quot;); &quot;'&quot;; &quot;&quot;); &quot; presence'&quot;)" office:value-type="string" office:string-value="'flower presence'" calcext:value-type="string">
            <text:p>'flower presence'</text:p>
          </table:table-cell>
          <table:table-cell table:style-name="ce6" office:value-type="string" calcext:value-type="string">
            <text:p>PO:'flower'</text:p>
          </table:table-cell>
          <table:table-cell table:style-name="ce3" table:formula="of:=CONCATENATE(&quot;A {&quot;; [.D38]; &quot;} trait that is a {quality of} a {whole plant} that has at least one {&quot;; [.E38]; &quot;}.&quot;)" office:value-type="string" office:string-value="A {'flower presence'} trait that is a {quality of} a {whole plant} that has at least one {PO:'flower'}." calcext:value-type="string">
            <text:p>A {'flower presence'} trait that is a {quality of} a {whole plant} that has at least one {PO:'flower'}.</text:p>
          </table:table-cell>
          <table:table-cell table:style-name="ce9" table:formula="of:=CONCATENATE([.D3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lower presence' AND 'has quality measurement' SOME (&#10;    'measurement datum' AND (&#10;        ('lower count' SOME xsd:integer[&gt;0]) OR&#10;        ('lower percent' SOME xsd:float[&gt;0.0f])&#10;    )&#10;)" calcext:value-type="string">
            <text:p>'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8]; CHAR(10); &quot;) AND 'towards' SOME (&quot;; CHAR(10);  &quot;    'plant structure' AND 'has part' SOME &quot;; [.E38]; CHAR(10); &quot;)&quot;)" office:value-type="string" office:string-value="'plant structure presence' THAT 'quality of' SOME (&#10;    'whole plant' THAT 'has part' SOME PO:'flower'&#10;) AND 'towards' SOME (&#10;    'plant structure' AND 'has part' SOME PO:'flower'&#10;)" calcext:value-type="string">
            <text:p>'plant structure presence' THAT 'quality of' SOME (</text:p>
            <text:p>    'whole plant' THAT 'has part' SOME PO:'flower'</text:p>
            <text:p>) AND 'towards' SOME (</text:p>
            <text:p>    'plant structure' AND 'has part' SOME PO:'flower'</text:p>
            <text:p>)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334</text:p>
          </table:table-cell>
          <table:table-cell table:formula="of:=SUBSTITUTE([.D39]; &quot; presence&quot;; &quot;s present&quot;)" office:value-type="string" office:string-value="'fresh flowers present'" calcext:value-type="string">
            <text:p>'fresh flowers present'</text:p>
          </table:table-cell>
          <table:table-cell table:formula="of:=SUBSTITUTE([.E39]; &quot;'&quot;; &quot; presence'&quot;; 2)" office:value-type="string" office:string-value="'fresh flower presence'" calcext:value-type="string">
            <text:p>'fresh flower presence'</text:p>
          </table:table-cell>
          <table:table-cell office:value-type="string" calcext:value-type="string">
            <text:p>'fresh flower'</text:p>
          </table:table-cell>
          <table:table-cell table:style-name="ce3" table:formula="of:=CONCATENATE(&quot;A {&quot;; [.D39]; &quot;} trait that is a {quality of} a {whole plant} that has at least one {&quot;; [.E39]; &quot;}.&quot;)" office:value-type="string" office:string-value="A {'fresh flower presence'} trait that is a {quality of} a {whole plant} that has at least one {'fresh flower'}." calcext:value-type="string">
            <text:p>A {'fresh flower presence'} trait that is a {quality of} a {whole plant} that has at least one {'fresh flower'}.</text:p>
          </table:table-cell>
          <table:table-cell table:style-name="ce9" table:formula="of:=CONCATENATE([.D3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resh flower presence' AND 'has quality measurement' SOME (&#10;    'measurement datum' AND (&#10;        ('lower count' SOME xsd:integer[&gt;0]) OR&#10;        ('lower percent' SOME xsd:float[&gt;0.0f])&#10;    )&#10;)" calcext:value-type="string">
            <text:p>'fresh 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9]; CHAR(10); &quot;) AND 'towards' SOME (&quot;; CHAR(10);  &quot;    'plant structure' AND 'has part' SOME &quot;; [.E39]; CHAR(10); &quot;)&quot;)" office:value-type="string" office:string-value="'plant structure presence' THAT 'quality of' SOME (&#10;    'whole plant' THAT 'has part' SOME 'fresh flower'&#10;) AND 'towards' SOME (&#10;    'plant structure' AND 'has part' SOME 'fresh flower'&#10;)" calcext:value-type="string">
            <text:p>'plant structure presence' THAT 'quality of' SOME (</text:p>
            <text:p>    'whole plant' THAT 'has part' SOME 'fresh flower'</text:p>
            <text:p>) AND 'towards' SOME (</text:p>
            <text:p>    'plant structure' AND 'has part' SOME 'fresh flower'</text:p>
            <text:p>)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335</text:p>
          </table:table-cell>
          <table:table-cell table:formula="of:=SUBSTITUTE([.D40]; &quot; presence&quot;; &quot;s present&quot;)" office:value-type="string" office:string-value="'flower heads present'" calcext:value-type="string">
            <text:p>'flower heads present'</text:p>
          </table:table-cell>
          <table:table-cell office:value-type="string" calcext:value-type="string">
            <text:p>'flower head presence'</text:p>
          </table:table-cell>
          <table:table-cell table:style-name="ce6" office:value-type="string" calcext:value-type="string">
            <text:p>PO:'inflorescence'</text:p>
          </table:table-cell>
          <table:table-cell table:style-name="ce3" table:formula="of:=CONCATENATE(&quot;A {&quot;; [.D40]; &quot;} trait that is a {quality of} a {whole plant} that has at least one {&quot;; [.E40]; &quot;}.&quot;)" office:value-type="string" office:string-value="A {'flower head presence'} trait that is a {quality of} a {whole plant} that has at least one {PO:'inflorescence'}." calcext:value-type="string">
            <text:p>A {'flower head presence'} trait that is a {quality of} a {whole plant} that has at least one {PO:'inflorescence'}.</text:p>
          </table:table-cell>
          <table:table-cell table:style-name="ce9" table:formula="of:=CONCATENATE([.D4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lower head presence' AND 'has quality measurement' SOME (&#10;    'measurement datum' AND (&#10;        ('lower count' SOME xsd:integer[&gt;0]) OR&#10;        ('lower percent' SOME xsd:float[&gt;0.0f])&#10;    )&#10;)" calcext:value-type="string">
            <text:p>'flower hea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0]; CHAR(10); &quot;) AND 'towards' SOME (&quot;; CHAR(10);  &quot;    'plant structure' AND 'has part' SOME &quot;; [.E40]; CHAR(10); &quot;)&quot;)" office:value-type="string" office:string-value="'plant structure presence' THAT 'quality of' SOME (&#10;    'whole plant' THAT 'has part' SOME PO:'inflorescence'&#10;) AND 'towards' SOME (&#10;    'plant structure' AND 'has part' SOME PO:'inflorescence'&#10;)" calcext:value-type="string">
            <text:p>'plant structure presence' THAT 'quality of' SOME (</text:p>
            <text:p>    'whole plant' THAT 'has part' SOME PO:'inflorescence'</text:p>
            <text:p>) AND 'towards' SOME (</text:p>
            <text:p>    'plant structure' AND 'has part' SOME PO:'inflorescence'</text:p>
            <text:p>)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336</text:p>
          </table:table-cell>
          <table:table-cell table:formula="of:=SUBSTITUTE([.D41]; &quot; presence&quot;; &quot;s present&quot;)" office:value-type="string" office:string-value="'fresh flower heads present'" calcext:value-type="string">
            <text:p>'fresh flower heads present'</text:p>
          </table:table-cell>
          <table:table-cell table:formula="of:=SUBSTITUTE([.E41]; &quot;'&quot;; &quot; presence'&quot;; 2)" office:value-type="string" office:string-value="'fresh flower head presence'" calcext:value-type="string">
            <text:p>'fresh flower head presence'</text:p>
          </table:table-cell>
          <table:table-cell office:value-type="string" calcext:value-type="string">
            <text:p>'fresh flower head'</text:p>
          </table:table-cell>
          <table:table-cell table:style-name="ce3" table:formula="of:=CONCATENATE(&quot;A {&quot;; [.D41]; &quot;} trait that is a {quality of} a {whole plant} that has at least one {&quot;; [.E41]; &quot;}.&quot;)" office:value-type="string" office:string-value="A {'fresh flower head presence'} trait that is a {quality of} a {whole plant} that has at least one {'fresh flower head'}." calcext:value-type="string">
            <text:p>A {'fresh flower head presence'} trait that is a {quality of} a {whole plant} that has at least one {'fresh flower head'}.</text:p>
          </table:table-cell>
          <table:table-cell table:style-name="ce9" table:formula="of:=CONCATENATE([.D4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resh flower head presence' AND 'has quality measurement' SOME (&#10;    'measurement datum' AND (&#10;        ('lower count' SOME xsd:integer[&gt;0]) OR&#10;        ('lower percent' SOME xsd:float[&gt;0.0f])&#10;    )&#10;)" calcext:value-type="string">
            <text:p>'fresh flower hea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1]; CHAR(10); &quot;) AND 'towards' SOME (&quot;; CHAR(10);  &quot;    'plant structure' AND 'has part' SOME &quot;; [.E41]; CHAR(10); &quot;)&quot;)" office:value-type="string" office:string-value="'plant structure presence' THAT 'quality of' SOME (&#10;    'whole plant' THAT 'has part' SOME 'fresh flower head'&#10;) AND 'towards' SOME (&#10;    'plant structure' AND 'has part' SOME 'fresh flower head'&#10;)" calcext:value-type="string">
            <text:p>'plant structure presence' THAT 'quality of' SOME (</text:p>
            <text:p>    'whole plant' THAT 'has part' SOME 'fresh flower head'</text:p>
            <text:p>) AND 'towards' SOME (</text:p>
            <text:p>    'plant structure' AND 'has part' SOME 'fresh flower head'</text:p>
            <text:p>)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337</text:p>
          </table:table-cell>
          <table:table-cell table:formula="of:=SUBSTITUTE([.D42]; &quot; presence&quot;; &quot;s present&quot;)" office:value-type="string" office:string-value="'unopened flowers present'" calcext:value-type="string">
            <text:p>'unopened flowers present'</text:p>
          </table:table-cell>
          <table:table-cell table:formula="of:=SUBSTITUTE([.E42]; &quot;'&quot;; &quot; presence'&quot;; 2)" office:value-type="string" office:string-value="'unopened flower presence'" calcext:value-type="string">
            <text:p>'unopened flower presence'</text:p>
          </table:table-cell>
          <table:table-cell office:value-type="string" calcext:value-type="string">
            <text:p>'unopened flower'</text:p>
          </table:table-cell>
          <table:table-cell table:style-name="ce3" table:formula="of:=CONCATENATE(&quot;An {&quot;; [.D42]; &quot;} trait that is a {quality of} a {whole plant} that has at least one {&quot;; [.E42]; &quot;}.&quot;)" office:value-type="string" office:string-value="An {'unopened flower presence'} trait that is a {quality of} a {whole plant} that has at least one {'unopened flower'}." calcext:value-type="string">
            <text:p>An {'unopened flower presence'} trait that is a {quality of} a {whole plant} that has at least one {'unopened flower'}.</text:p>
          </table:table-cell>
          <table:table-cell table:style-name="ce9" table:formula="of:=CONCATENATE([.D4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opened flower presence' AND 'has quality measurement' SOME (&#10;    'measurement datum' AND (&#10;        ('lower count' SOME xsd:integer[&gt;0]) OR&#10;        ('lower percent' SOME xsd:float[&gt;0.0f])&#10;    )&#10;)" calcext:value-type="string">
            <text:p>'unopened 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2]; CHAR(10); &quot;) AND 'towards' SOME (&quot;; CHAR(10);  &quot;    'plant structure' AND 'has part' SOME &quot;; [.E42]; CHAR(10); &quot;)&quot;)" office:value-type="string" office:string-value="'plant structure presence' THAT 'quality of' SOME (&#10;    'whole plant' THAT 'has part' SOME 'unopened flower'&#10;) AND 'towards' SOME (&#10;    'plant structure' AND 'has part' SOME 'unopened flower'&#10;)" calcext:value-type="string">
            <text:p>'plant structure presence' THAT 'quality of' SOME (</text:p>
            <text:p>    'whole plant' THAT 'has part' SOME 'unopened flower'</text:p>
            <text:p>) AND 'towards' SOME (</text:p>
            <text:p>    'plant structure' AND 'has part' SOME 'unopened flower'</text:p>
            <text:p>)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338</text:p>
          </table:table-cell>
          <table:table-cell table:formula="of:=SUBSTITUTE([.D43]; &quot; presence&quot;; &quot;s present&quot;)" office:value-type="string" office:string-value="'open flowers present'" calcext:value-type="string">
            <text:p>'open flowers present'</text:p>
          </table:table-cell>
          <table:table-cell table:formula="of:=SUBSTITUTE([.E43]; &quot;'&quot;; &quot; presence'&quot;; 2)" office:value-type="string" office:string-value="'open flower presence'" calcext:value-type="string">
            <text:p>'open flower presence'</text:p>
          </table:table-cell>
          <table:table-cell office:value-type="string" calcext:value-type="string">
            <text:p>'open flower'</text:p>
          </table:table-cell>
          <table:table-cell table:style-name="ce3" table:formula="of:=CONCATENATE(&quot;An {&quot;; [.D43]; &quot;} trait that is a {quality of} a {whole plant} that has at least one {&quot;; [.E43]; &quot;}.&quot;)" office:value-type="string" office:string-value="An {'open flower presence'} trait that is a {quality of} a {whole plant} that has at least one {'open flower'}." calcext:value-type="string">
            <text:p>An {'open flower presence'} trait that is a {quality of} a {whole plant} that has at least one {'open flower'}.</text:p>
          </table:table-cell>
          <table:table-cell table:style-name="ce9" table:formula="of:=CONCATENATE([.D43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open flower presence' AND 'has quality measurement' SOME (&#10;    'measurement datum' AND (&#10;        ('lower count' SOME xsd:integer[&gt;0]) OR&#10;        ('lower percent' SOME xsd:float[&gt;0.0f])&#10;    )&#10;)" calcext:value-type="string">
            <text:p>'open 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3]; CHAR(10); &quot;) AND 'towards' SOME (&quot;; CHAR(10);  &quot;    'plant structure' AND 'has part' SOME &quot;; [.E43]; CHAR(10); &quot;)&quot;)" office:value-type="string" office:string-value="'plant structure presence' THAT 'quality of' SOME (&#10;    'whole plant' THAT 'has part' SOME 'open flower'&#10;) AND 'towards' SOME (&#10;    'plant structure' AND 'has part' SOME 'open flower'&#10;)" calcext:value-type="string">
            <text:p>'plant structure presence' THAT 'quality of' SOME (</text:p>
            <text:p>    'whole plant' THAT 'has part' SOME 'open flower'</text:p>
            <text:p>) AND 'towards' SOME (</text:p>
            <text:p>    'plant structure' AND 'has part' SOME 'open flower'</text:p>
            <text:p>)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339</text:p>
          </table:table-cell>
          <table:table-cell table:formula="of:=SUBSTITUTE([.D44]; &quot; presence&quot;; &quot;s present&quot;)" office:value-type="string" office:string-value="'pollen-releasing flowers present'" calcext:value-type="string">
            <text:p>'pollen-releasing flowers present'</text:p>
          </table:table-cell>
          <table:table-cell table:formula="of:=SUBSTITUTE([.E44]; &quot;'&quot;; &quot; presence'&quot;; 2)" office:value-type="string" office:string-value="'pollen-releasing flower presence'" calcext:value-type="string">
            <text:p>'pollen-releasing flower presence'</text:p>
          </table:table-cell>
          <table:table-cell office:value-type="string" calcext:value-type="string">
            <text:p>'pollen-releasing flower'</text:p>
          </table:table-cell>
          <table:table-cell table:style-name="ce3" table:formula="of:=CONCATENATE(&quot;A {&quot;; [.D44]; &quot;} trait that is a {quality of} a {whole plant} that has at least one {&quot;; [.E44]; &quot;}.&quot;)" office:value-type="string" office:string-value="A {'pollen-releasing flower presence'} trait that is a {quality of} a {whole plant} that has at least one {'pollen-releasing flower'}." calcext:value-type="string">
            <text:p>A {'pollen-releasing flower presence'} trait that is a {quality of} a {whole plant} that has at least one {'pollen-releasing flower'}.</text:p>
          </table:table-cell>
          <table:table-cell table:style-name="ce9" table:formula="of:=CONCATENATE([.D4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-releasing flower presence' AND 'has quality measurement' SOME (&#10;    'measurement datum' AND (&#10;        ('lower count' SOME xsd:integer[&gt;0]) OR&#10;        ('lower percent' SOME xsd:float[&gt;0.0f])&#10;    )&#10;)" calcext:value-type="string">
            <text:p>'pollen-releasing 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4]; CHAR(10); &quot;) AND 'towards' SOME (&quot;; CHAR(10);  &quot;    'plant structure' AND 'has part' SOME &quot;; [.E44]; CHAR(10); &quot;)&quot;)" office:value-type="string" office:string-value="'plant structure presence' THAT 'quality of' SOME (&#10;    'whole plant' THAT 'has part' SOME 'pollen-releasing flower'&#10;) AND 'towards' SOME (&#10;    'plant structure' AND 'has part' SOME 'pollen-releasing flower'&#10;)" calcext:value-type="string">
            <text:p>'plant structure presence' THAT 'quality of' SOME (</text:p>
            <text:p>    'whole plant' THAT 'has part' SOME 'pollen-releasing flower'</text:p>
            <text:p>) AND 'towards' SOME (</text:p>
            <text:p>    'plant structure' AND 'has part' SOME 'pollen-releasing flower'</text:p>
            <text:p>)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340</text:p>
          </table:table-cell>
          <table:table-cell table:formula="of:=SUBSTITUTE([.D45]; &quot; presence&quot;; &quot;s present&quot;)" office:value-type="string" office:string-value="'fruits present'" calcext:value-type="string">
            <text:p>'fruits present'</text:p>
          </table:table-cell>
          <table:table-cell table:formula="of:=CONCATENATE(&quot;'&quot;; SUBSTITUTE(SUBSTITUTE([.E45]; &quot;PO:&quot;; &quot;&quot;); &quot;'&quot;; &quot;&quot;); &quot; presence'&quot;)" office:value-type="string" office:string-value="'fruit presence'" calcext:value-type="string">
            <text:p>'fruit presence'</text:p>
          </table:table-cell>
          <table:table-cell table:style-name="ce6" office:value-type="string" calcext:value-type="string">
            <text:p>PO:'fruit'</text:p>
          </table:table-cell>
          <table:table-cell table:style-name="ce3" table:formula="of:=CONCATENATE(&quot;A {&quot;; [.D45]; &quot;} trait that is a {quality of} a {whole plant} that has at least one {&quot;; [.E45]; &quot;}.&quot;)" office:value-type="string" office:string-value="A {'fruit presence'} trait that is a {quality of} a {whole plant} that has at least one {PO:'fruit'}." calcext:value-type="string">
            <text:p>A {'fruit presence'} trait that is a {quality of} a {whole plant} that has at least one {PO:'fruit'}.</text:p>
          </table:table-cell>
          <table:table-cell table:style-name="ce9" table:formula="of:=CONCATENATE([.D4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ruit presence' AND 'has quality measurement' SOME (&#10;    'measurement datum' AND (&#10;        ('lower count' SOME xsd:integer[&gt;0]) OR&#10;        ('lower percent' SOME xsd:float[&gt;0.0f])&#10;    )&#10;)" calcext:value-type="string">
            <text:p>'fruit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5]; CHAR(10); &quot;) AND 'towards' SOME (&quot;; CHAR(10);  &quot;    'plant structure' AND 'has part' SOME &quot;; [.E45]; CHAR(10); &quot;)&quot;)" office:value-type="string" office:string-value="'plant structure presence' THAT 'quality of' SOME (&#10;    'whole plant' THAT 'has part' SOME PO:'fruit'&#10;) AND 'towards' SOME (&#10;    'plant structure' AND 'has part' SOME PO:'fruit'&#10;)" calcext:value-type="string">
            <text:p>'plant structure presence' THAT 'quality of' SOME (</text:p>
            <text:p>    'whole plant' THAT 'has part' SOME PO:'fruit'</text:p>
            <text:p>) AND 'towards' SOME (</text:p>
            <text:p>    'plant structure' AND 'has part' SOME PO:'fruit'</text:p>
            <text:p>)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341</text:p>
          </table:table-cell>
          <table:table-cell table:formula="of:=SUBSTITUTE([.D46]; &quot; presence&quot;; &quot;s present&quot;)" office:value-type="string" office:string-value="'ripening fruits present'" calcext:value-type="string">
            <text:p>'ripening fruits present'</text:p>
          </table:table-cell>
          <table:table-cell table:formula="of:=SUBSTITUTE([.E46]; &quot;'&quot;; &quot; presence'&quot;; 2)" office:value-type="string" office:string-value="'ripening fruit presence'" calcext:value-type="string">
            <text:p>'ripening fruit presence'</text:p>
          </table:table-cell>
          <table:table-cell office:value-type="string" calcext:value-type="string">
            <text:p>'ripening fruit'</text:p>
          </table:table-cell>
          <table:table-cell table:style-name="ce3" table:formula="of:=CONCATENATE(&quot;A {&quot;; [.D46]; &quot;} trait that is a {quality of} a {whole plant} that has at least one {&quot;; [.E46]; &quot;}.&quot;)" office:value-type="string" office:string-value="A {'ripening fruit presence'} trait that is a {quality of} a {whole plant} that has at least one {'ripening fruit'}." calcext:value-type="string">
            <text:p>A {'ripening fruit presence'} trait that is a {quality of} a {whole plant} that has at least one {'ripening fruit'}.</text:p>
          </table:table-cell>
          <table:table-cell table:style-name="ce9" table:formula="of:=CONCATENATE([.D4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ning fruit presence' AND 'has quality measurement' SOME (&#10;    'measurement datum' AND (&#10;        ('lower count' SOME xsd:integer[&gt;0]) OR&#10;        ('lower percent' SOME xsd:float[&gt;0.0f])&#10;    )&#10;)" calcext:value-type="string">
            <text:p>'ripening fruit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6]; CHAR(10); &quot;) AND 'towards' SOME (&quot;; CHAR(10);  &quot;    'plant structure' AND 'has part' SOME &quot;; [.E46]; CHAR(10); &quot;)&quot;)" office:value-type="string" office:string-value="'plant structure presence' THAT 'quality of' SOME (&#10;    'whole plant' THAT 'has part' SOME 'ripening fruit'&#10;) AND 'towards' SOME (&#10;    'plant structure' AND 'has part' SOME 'ripening fruit'&#10;)" calcext:value-type="string">
            <text:p>'plant structure presence' THAT 'quality of' SOME (</text:p>
            <text:p>    'whole plant' THAT 'has part' SOME 'ripening fruit'</text:p>
            <text:p>) AND 'towards' SOME (</text:p>
            <text:p>    'plant structure' AND 'has part' SOME 'ripening fruit'</text:p>
            <text:p>)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342</text:p>
          </table:table-cell>
          <table:table-cell table:formula="of:=SUBSTITUTE([.D47]; &quot; presence&quot;; &quot;s present&quot;)" office:value-type="string" office:string-value="'unripe fruits present'" calcext:value-type="string">
            <text:p>'unripe fruits present'</text:p>
          </table:table-cell>
          <table:table-cell table:formula="of:=SUBSTITUTE([.E47]; &quot;'&quot;; &quot; presence'&quot;; 2)" office:value-type="string" office:string-value="'unripe fruit presence'" calcext:value-type="string">
            <text:p>'unripe fruit presence'</text:p>
          </table:table-cell>
          <table:table-cell office:value-type="string" calcext:value-type="string">
            <text:p>'unripe fruit'</text:p>
          </table:table-cell>
          <table:table-cell table:style-name="ce3" table:formula="of:=CONCATENATE(&quot;An {&quot;; [.D47]; &quot;} trait that is a {quality of} a {whole plant} that has at least one {&quot;; [.E47]; &quot;}.&quot;)" office:value-type="string" office:string-value="An {'unripe fruit presence'} trait that is a {quality of} a {whole plant} that has at least one {'unripe fruit'}." calcext:value-type="string">
            <text:p>An {'unripe fruit presence'} trait that is a {quality of} a {whole plant} that has at least one {'unripe fruit'}.</text:p>
          </table:table-cell>
          <table:table-cell table:style-name="ce9" table:formula="of:=CONCATENATE([.D4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ripe fruit presence' AND 'has quality measurement' SOME (&#10;    'measurement datum' AND (&#10;        ('lower count' SOME xsd:integer[&gt;0]) OR&#10;        ('lower percent' SOME xsd:float[&gt;0.0f])&#10;    )&#10;)" calcext:value-type="string">
            <text:p>'unripe fruit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7]; CHAR(10); &quot;) AND 'towards' SOME (&quot;; CHAR(10);  &quot;    'plant structure' AND 'has part' SOME &quot;; [.E47]; CHAR(10); &quot;)&quot;)" office:value-type="string" office:string-value="'plant structure presence' THAT 'quality of' SOME (&#10;    'whole plant' THAT 'has part' SOME 'unripe fruit'&#10;) AND 'towards' SOME (&#10;    'plant structure' AND 'has part' SOME 'unripe fruit'&#10;)" calcext:value-type="string">
            <text:p>'plant structure presence' THAT 'quality of' SOME (</text:p>
            <text:p>    'whole plant' THAT 'has part' SOME 'unripe fruit'</text:p>
            <text:p>) AND 'towards' SOME (</text:p>
            <text:p>    'plant structure' AND 'has part' SOME 'unripe fruit'</text:p>
            <text:p>)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343</text:p>
          </table:table-cell>
          <table:table-cell table:formula="of:=SUBSTITUTE([.D48]; &quot; presence&quot;; &quot;s present&quot;)" office:value-type="string" office:string-value="'ripe fruits present'" calcext:value-type="string">
            <text:p>'ripe fruits present'</text:p>
          </table:table-cell>
          <table:table-cell table:formula="of:=SUBSTITUTE([.E48]; &quot;'&quot;; &quot; presence'&quot;; 2)" office:value-type="string" office:string-value="'ripe fruit presence'" calcext:value-type="string">
            <text:p>'ripe fruit presence'</text:p>
          </table:table-cell>
          <table:table-cell office:value-type="string" calcext:value-type="string">
            <text:p>'ripe fruit'</text:p>
          </table:table-cell>
          <table:table-cell table:style-name="ce3" table:formula="of:=CONCATENATE(&quot;A {&quot;; [.D48]; &quot;} trait that is a {quality of} a {whole plant} that has at least one {&quot;; [.E48]; &quot;}.&quot;)" office:value-type="string" office:string-value="A {'ripe fruit presence'} trait that is a {quality of} a {whole plant} that has at least one {'ripe fruit'}." calcext:value-type="string">
            <text:p>A {'ripe fruit presence'} trait that is a {quality of} a {whole plant} that has at least one {'ripe fruit'}.</text:p>
          </table:table-cell>
          <table:table-cell table:style-name="ce9" table:formula="of:=CONCATENATE([.D4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 fruit presence' AND 'has quality measurement' SOME (&#10;    'measurement datum' AND (&#10;        ('lower count' SOME xsd:integer[&gt;0]) OR&#10;        ('lower percent' SOME xsd:float[&gt;0.0f])&#10;    )&#10;)" calcext:value-type="string">
            <text:p>'ripe fruit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8]; CHAR(10); &quot;) AND 'towards' SOME (&quot;; CHAR(10);  &quot;    'plant structure' AND 'has part' SOME &quot;; [.E48]; CHAR(10); &quot;)&quot;)" office:value-type="string" office:string-value="'plant structure presence' THAT 'quality of' SOME (&#10;    'whole plant' THAT 'has part' SOME 'ripe fruit'&#10;) AND 'towards' SOME (&#10;    'plant structure' AND 'has part' SOME 'ripe fruit'&#10;)" calcext:value-type="string">
            <text:p>'plant structure presence' THAT 'quality of' SOME (</text:p>
            <text:p>    'whole plant' THAT 'has part' SOME 'ripe fruit'</text:p>
            <text:p>) AND 'towards' SOME (</text:p>
            <text:p>    'plant structure' AND 'has part' SOME 'ripe fruit'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2"/>
          <table:table-cell table:style-name="ce7"/>
          <table:table-cell table:style-name="ce3" table:number-columns-repeated="3"/>
          <table:table-cell table:number-columns-repeated="3"/>
        </table:table-row>
        <table:table-row table:style-name="ro8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4</text:p>
          </table:table-cell>
          <table:table-cell table:style-name="ce3" table:formula="of:=SUBSTITUTE([.D50]; &quot; presence&quot;; &quot;s present&quot;)" office:value-type="string" office:string-value="'cones present'" calcext:value-type="string">
            <text:p>'cones present'</text:p>
          </table:table-cell>
          <table:table-cell office:value-type="string" calcext:value-type="string">
            <text:p>'cone presence'</text:p>
          </table:table-cell>
          <table:table-cell office:value-type="string" calcext:value-type="string">
            <text:p>PO:'strobilus'</text:p>
          </table:table-cell>
          <table:table-cell table:style-name="ce3" table:formula="of:=CONCATENATE(&quot;A {&quot;; [.D50]; &quot;} trait that is a {quality of} a {whole plant} that has at least one cone {$&quot;; [.E50]; &quot;}.&quot;)" office:value-type="string" office:string-value="A {'cone presence'} trait that is a {quality of} a {whole plant} that has at least one cone {$PO:'strobilus'}." calcext:value-type="string">
            <text:p>A {'cone presence'} trait that is a {quality of} a {whole plant} that has at least one cone {$PO:'strobilus'}.</text:p>
          </table:table-cell>
          <table:table-cell table:style-name="ce3" table:formula="of:=CONCATENATE([.D5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cone presence' AND 'has quality measurement' SOME (&#10;    'measurement datum' AND (&#10;        ('lower count' SOME xsd:integer[&gt;0]) OR&#10;        ('lower percent' SOME xsd:float[&gt;0.0f])&#10;    )&#10;)" calcext:value-type="string">
            <text:p>'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50]; CHAR(10); &quot;) AND 'towards' SOME (&quot;; CHAR(10);  &quot;    'plant structure' AND 'has part' SOME &quot;; [.E50]; CHAR(10); &quot;)&quot;)" office:value-type="string" office:string-value="'plant structure presence' THAT 'quality of' SOME (&#10;    'whole plant' THAT 'has part' SOME PO:'strobilus'&#10;) AND 'towards' SOME (&#10;    'plant structure' AND 'has part' SOME PO:'strobilus'&#10;)" calcext:value-type="string">
            <text:p>'plant structure presence' THAT 'quality of' SOME (</text:p>
            <text:p>    'whole plant' THAT 'has part' SOME PO:'strobilus'</text:p>
            <text:p>) AND 'towards' SOME (</text:p>
            <text:p>    'plant structure' AND 'has part' SOME PO:'strobilus'</text:p>
            <text:p>)</text:p>
          </table:table-cell>
          <table:table-cell table:number-columns-repeated="3"/>
        </table:table-row>
        <table:table-row table:style-name="ro8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5</text:p>
          </table:table-cell>
          <table:table-cell table:style-name="ce3" table:formula="of:=SUBSTITUTE([.D51]; &quot; presence&quot;; &quot;s present&quot;)" office:value-type="string" office:string-value="'pollen cones present'" calcext:value-type="string">
            <text:p>'pollen cones present'</text:p>
          </table:table-cell>
          <table:table-cell office:value-type="string" calcext:value-type="string">
            <text:p>'pollen cone presence'</text:p>
          </table:table-cell>
          <table:table-cell table:style-name="ce6" office:value-type="string" calcext:value-type="string">
            <text:p>PO:'microsporangiate strobilus'</text:p>
          </table:table-cell>
          <table:table-cell table:style-name="ce3" table:formula="of:=CONCATENATE(&quot;A {&quot;; [.D51]; &quot;} trait that is a {quality of} a {whole plant} that has at least one pollen cone {$&quot;; [.E51]; &quot;}.&quot;)" office:value-type="string" office:string-value="A {'pollen cone presence'} trait that is a {quality of} a {whole plant} that has at least one pollen cone {$PO:'microsporangiate strobilus'}." calcext:value-type="string">
            <text:p>A {'pollen cone presence'} trait that is a {quality of} a {whole plant} that has at least one pollen cone {$PO:'microsporangiate strobilus'}.</text:p>
          </table:table-cell>
          <table:table-cell table:style-name="ce3" table:formula="of:=CONCATENATE([.D5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 cone presence' AND 'has quality measurement' SOME (&#10;    'measurement datum' AND (&#10;        ('lower count' SOME xsd:integer[&gt;0]) OR&#10;        ('lower percent' SOME xsd:float[&gt;0.0f])&#10;    )&#10;)" calcext:value-type="string">
            <text:p>'pollen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51]; CHAR(10); &quot;) AND 'towards' SOME (&quot;; CHAR(10);  &quot;    'plant structure' AND 'has part' SOME &quot;; [.E51]; CHAR(10); &quot;)&quot;)" office:value-type="string" office:string-value="'plant structure presence' THAT 'quality of' SOME (&#10;    'whole plant' THAT 'has part' SOME PO:'microsporangiate strobilus'&#10;) AND 'towards' SOME (&#10;    'plant structure' AND 'has part' SOME PO:'microsporangiate strobilus'&#10;)" calcext:value-type="string">
            <text:p>'plant structure presence' THAT 'quality of' SOME (</text:p>
            <text:p>    'whole plant' THAT 'has part' SOME PO:'microsporangiate strobilus'</text:p>
            <text:p>) AND 'towards' SOME (</text:p>
            <text:p>    'plant structure' AND 'has part' SOME PO:'microsporangiate strobilus'</text:p>
            <text:p>)</text:p>
          </table:table-cell>
          <table:table-cell table:number-columns-repeated="3"/>
        </table:table-row>
        <table:table-row table:style-name="ro8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6</text:p>
          </table:table-cell>
          <table:table-cell table:style-name="ce3" table:formula="of:=SUBSTITUTE([.D52]; &quot; presence&quot;; &quot;s present&quot;)" office:value-type="string" office:string-value="'fresh pollen cones present'" calcext:value-type="string">
            <text:p>'fresh pollen cones present'</text:p>
          </table:table-cell>
          <table:table-cell table:formula="of:=SUBSTITUTE([.E52]; &quot;'&quot;; &quot; presence'&quot;; 2)" office:value-type="string" office:string-value="'fresh pollen cone presence'" calcext:value-type="string">
            <text:p>'fresh pollen cone presence'</text:p>
          </table:table-cell>
          <table:table-cell table:style-name="ce6" office:value-type="string" calcext:value-type="string">
            <text:p>'fresh pollen cone'</text:p>
          </table:table-cell>
          <table:table-cell table:style-name="ce3" table:formula="of:=CONCATENATE(&quot;A {&quot;; [.D52]; &quot;} trait that is a {quality of} a {whole plant} that has at least one {&quot;; [.E52]; &quot;}.&quot;)" office:value-type="string" office:string-value="A {'fresh pollen cone presence'} trait that is a {quality of} a {whole plant} that has at least one {'fresh pollen cone'}." calcext:value-type="string">
            <text:p>A {'fresh pollen cone presence'} trait that is a {quality of} a {whole plant} that has at least one {'fresh pollen cone'}.</text:p>
          </table:table-cell>
          <table:table-cell table:style-name="ce3" table:formula="of:=CONCATENATE([.D5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resh pollen cone presence' AND 'has quality measurement' SOME (&#10;    'measurement datum' AND (&#10;        ('lower count' SOME xsd:integer[&gt;0]) OR&#10;        ('lower percent' SOME xsd:float[&gt;0.0f])&#10;    )&#10;)" calcext:value-type="string">
            <text:p>'fresh pollen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52]; CHAR(10); &quot;) AND 'towards' SOME (&quot;; CHAR(10);  &quot;    'plant structure' AND 'has part' SOME &quot;; [.E52]; CHAR(10); &quot;)&quot;)" office:value-type="string" office:string-value="'plant structure presence' THAT 'quality of' SOME (&#10;    'whole plant' THAT 'has part' SOME 'fresh pollen cone'&#10;) AND 'towards' SOME (&#10;    'plant structure' AND 'has part' SOME 'fresh pollen cone'&#10;)" calcext:value-type="string">
            <text:p>'plant structure presence' THAT 'quality of' SOME (</text:p>
            <text:p>    'whole plant' THAT 'has part' SOME 'fresh pollen cone'</text:p>
            <text:p>) AND 'towards' SOME (</text:p>
            <text:p>    'plant structure' AND 'has part' SOME 'fresh pollen cone'</text:p>
            <text:p>)</text:p>
          </table:table-cell>
          <table:table-cell table:number-columns-repeated="3"/>
        </table:table-row>
        <table:table-row table:style-name="ro8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7</text:p>
          </table:table-cell>
          <table:table-cell table:style-name="ce3" table:formula="of:=SUBSTITUTE([.D53]; &quot; presence&quot;; &quot;s present&quot;)" office:value-type="string" office:string-value="'open pollen cones present'" calcext:value-type="string">
            <text:p>'open pollen cones present'</text:p>
          </table:table-cell>
          <table:table-cell table:formula="of:=SUBSTITUTE([.E53]; &quot;'&quot;; &quot; presence'&quot;; 2)" office:value-type="string" office:string-value="'open pollen cone presence'" calcext:value-type="string">
            <text:p>'open pollen cone presence'</text:p>
          </table:table-cell>
          <table:table-cell table:style-name="ce6" office:value-type="string" calcext:value-type="string">
            <text:p>'open pollen cone'</text:p>
          </table:table-cell>
          <table:table-cell table:style-name="ce3" table:formula="of:=CONCATENATE(&quot;An {&quot;; [.D53]; &quot;} trait that is a {quality of} a {whole plant} that has at least one {&quot;; [.E53]; &quot;}.&quot;)" office:value-type="string" office:string-value="An {'open pollen cone presence'} trait that is a {quality of} a {whole plant} that has at least one {'open pollen cone'}." calcext:value-type="string">
            <text:p>An {'open pollen cone presence'} trait that is a {quality of} a {whole plant} that has at least one {'open pollen cone'}.</text:p>
          </table:table-cell>
          <table:table-cell table:style-name="ce3" table:formula="of:=CONCATENATE([.D53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open pollen cone presence' AND 'has quality measurement' SOME (&#10;    'measurement datum' AND (&#10;        ('lower count' SOME xsd:integer[&gt;0]) OR&#10;        ('lower percent' SOME xsd:float[&gt;0.0f])&#10;    )&#10;)" calcext:value-type="string">
            <text:p>'open pollen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53]; CHAR(10); &quot;) AND 'towards' SOME (&quot;; CHAR(10);  &quot;    'plant structure' AND 'has part' SOME &quot;; [.E53]; CHAR(10); &quot;)&quot;)" office:value-type="string" office:string-value="'plant structure presence' THAT 'quality of' SOME (&#10;    'whole plant' THAT 'has part' SOME 'open pollen cone'&#10;) AND 'towards' SOME (&#10;    'plant structure' AND 'has part' SOME 'open pollen cone'&#10;)" calcext:value-type="string">
            <text:p>'plant structure presence' THAT 'quality of' SOME (</text:p>
            <text:p>    'whole plant' THAT 'has part' SOME 'open pollen cone'</text:p>
            <text:p>) AND 'towards' SOME (</text:p>
            <text:p>    'plant structure' AND 'has part' SOME 'open pollen cone'</text:p>
            <text:p>)</text:p>
          </table:table-cell>
          <table:table-cell table:number-columns-repeated="3"/>
        </table:table-row>
        <table:table-row table:style-name="ro7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8</text:p>
          </table:table-cell>
          <table:table-cell table:style-name="ce3" table:formula="of:=SUBSTITUTE([.D54]; &quot; presence&quot;; &quot;s present&quot;)" office:value-type="string" office:string-value="'pollen-releasing pollen cones present'" calcext:value-type="string">
            <text:p>'pollen-releasing pollen cones present'</text:p>
          </table:table-cell>
          <table:table-cell table:formula="of:=SUBSTITUTE([.E54]; &quot;'&quot;; &quot; presence'&quot;; 2)" office:value-type="string" office:string-value="'pollen-releasing pollen cone presence'" calcext:value-type="string">
            <text:p>'pollen-releasing pollen cone presence'</text:p>
          </table:table-cell>
          <table:table-cell table:style-name="ce6" office:value-type="string" calcext:value-type="string">
            <text:p>'pollen-releasing pollen cone'</text:p>
          </table:table-cell>
          <table:table-cell table:style-name="ce3" table:formula="of:=CONCATENATE(&quot;A {&quot;; [.D54]; &quot;} trait that is a {quality of} a {whole plant} that has at least one {&quot;; [.E54]; &quot;}.&quot;)" office:value-type="string" office:string-value="A {'pollen-releasing pollen cone presence'} trait that is a {quality of} a {whole plant} that has at least one {'pollen-releasing pollen cone'}." calcext:value-type="string">
            <text:p>A {'pollen-releasing pollen cone presence'} trait that is a {quality of} a {whole plant} that has at least one {'pollen-releasing pollen cone'}.</text:p>
          </table:table-cell>
          <table:table-cell table:style-name="ce3" table:formula="of:=CONCATENATE([.D5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-releasing pollen cone presence' AND 'has quality measurement' SOME (&#10;    'measurement datum' AND (&#10;        ('lower count' SOME xsd:integer[&gt;0]) OR&#10;        ('lower percent' SOME xsd:float[&gt;0.0f])&#10;    )&#10;)" calcext:value-type="string">
            <text:p>'pollen-releasing pollen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54]; CHAR(10); &quot;) AND 'towards' SOME (&quot;; CHAR(10);  &quot;    'plant structure' AND 'has part' SOME &quot;; [.E54]; CHAR(10); &quot;)&quot;)" office:value-type="string" office:string-value="'plant structure presence' THAT 'quality of' SOME (&#10;    'whole plant' THAT 'has part' SOME 'pollen-releasing pollen cone'&#10;) AND 'towards' SOME (&#10;    'plant structure' AND 'has part' SOME 'pollen-releasing pollen cone'&#10;)" calcext:value-type="string">
            <text:p>'plant structure presence' THAT 'quality of' SOME (</text:p>
            <text:p>    'whole plant' THAT 'has part' SOME 'pollen-releasing pollen cone'</text:p>
            <text:p>) AND 'towards' SOME (</text:p>
            <text:p>    'plant structure' AND 'has part' SOME 'pollen-releasing pollen cone'</text:p>
            <text:p>)</text:p>
          </table:table-cell>
          <table:table-cell table:number-columns-repeated="3"/>
        </table:table-row>
        <table:table-row table:style-name="ro8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9</text:p>
          </table:table-cell>
          <table:table-cell table:style-name="ce3" table:formula="of:=SUBSTITUTE([.D55]; &quot; presence&quot;; &quot;s present&quot;)" office:value-type="string" office:string-value="'seed cones present'" calcext:value-type="string">
            <text:p>'seed cones present'</text:p>
          </table:table-cell>
          <table:table-cell office:value-type="string" calcext:value-type="string">
            <text:p>'seed cone presence'</text:p>
          </table:table-cell>
          <table:table-cell table:style-name="ce6" office:value-type="string" calcext:value-type="string">
            <text:p>PO:'megasporangiate strobilus'</text:p>
          </table:table-cell>
          <table:table-cell table:style-name="ce3" table:formula="of:=CONCATENATE(&quot;A {&quot;; [.D55]; &quot;} trait that is a {quality of} a {whole plant} that has at least one {&quot;; [.E55]; &quot;}.&quot;)" office:value-type="string" office:string-value="A {'seed cone presence'} trait that is a {quality of} a {whole plant} that has at least one {PO:'megasporangiate strobilus'}." calcext:value-type="string">
            <text:p>A {'seed cone presence'} trait that is a {quality of} a {whole plant} that has at least one {PO:'megasporangiate strobilus'}.</text:p>
          </table:table-cell>
          <table:table-cell table:style-name="ce3" table:formula="of:=CONCATENATE([.D5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eed cone presence' AND 'has quality measurement' SOME (&#10;    'measurement datum' AND (&#10;        ('lower count' SOME xsd:integer[&gt;0]) OR&#10;        ('lower percent' SOME xsd:float[&gt;0.0f])&#10;    )&#10;)" calcext:value-type="string">
            <text:p>'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55]; CHAR(10); &quot;) AND 'towards' SOME (&quot;; CHAR(10);  &quot;    'plant structure' AND 'has part' SOME &quot;; [.E55]; CHAR(10); &quot;)&quot;)" office:value-type="string" office:string-value="'plant structure presence' THAT 'quality of' SOME (&#10;    'whole plant' THAT 'has part' SOME PO:'megasporangiate strobilus'&#10;) AND 'towards' SOME (&#10;    'plant structure' AND 'has part' SOME PO:'megasporangiate strobilus'&#10;)" calcext:value-type="string">
            <text:p>'plant structure presence' THAT 'quality of' SOME (</text:p>
            <text:p>    'whole plant' THAT 'has part' SOME PO:'megasporangiate strobilus'</text:p>
            <text:p>) AND 'towards' SOME (</text:p>
            <text:p>    'plant structure' AND 'has part' SOME PO:'megasporangiate strobilus'</text:p>
            <text:p>)</text:p>
          </table:table-cell>
          <table:table-cell table:number-columns-repeated="3"/>
        </table:table-row>
        <table:table-row table:style-name="ro8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0</text:p>
          </table:table-cell>
          <table:table-cell table:style-name="ce3" table:formula="of:=SUBSTITUTE([.D56]; &quot; presence&quot;; &quot;s present&quot;)" office:value-type="string" office:string-value="'fresh seed cones present'" calcext:value-type="string">
            <text:p>'fresh seed cones present'</text:p>
          </table:table-cell>
          <table:table-cell table:formula="of:=SUBSTITUTE([.E56]; &quot;'&quot;; &quot; presence'&quot;; 2)" office:value-type="string" office:string-value="'fresh seed cone presence'" calcext:value-type="string">
            <text:p>'fresh seed cone presence'</text:p>
          </table:table-cell>
          <table:table-cell table:style-name="ce6" office:value-type="string" calcext:value-type="string">
            <text:p>'fresh seed cone'</text:p>
          </table:table-cell>
          <table:table-cell table:style-name="ce3" table:formula="of:=CONCATENATE(&quot;A {&quot;; [.D56]; &quot;} trait that is a {quality of} a {whole plant} that has at least one {&quot;; [.E56]; &quot;}.&quot;)" office:value-type="string" office:string-value="A {'fresh seed cone presence'} trait that is a {quality of} a {whole plant} that has at least one {'fresh seed cone'}." calcext:value-type="string">
            <text:p>A {'fresh seed cone presence'} trait that is a {quality of} a {whole plant} that has at least one {'fresh seed cone'}.</text:p>
          </table:table-cell>
          <table:table-cell table:style-name="ce3" table:formula="of:=CONCATENATE([.D5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resh seed cone presence' AND 'has quality measurement' SOME (&#10;    'measurement datum' AND (&#10;        ('lower count' SOME xsd:integer[&gt;0]) OR&#10;        ('lower percent' SOME xsd:float[&gt;0.0f])&#10;    )&#10;)" calcext:value-type="string">
            <text:p>'fresh 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56]; CHAR(10); &quot;) AND 'towards' SOME (&quot;; CHAR(10);  &quot;    'plant structure' AND 'has part' SOME &quot;; [.E56]; CHAR(10); &quot;)&quot;)" office:value-type="string" office:string-value="'plant structure presence' THAT 'quality of' SOME (&#10;    'whole plant' THAT 'has part' SOME 'fresh seed cone'&#10;) AND 'towards' SOME (&#10;    'plant structure' AND 'has part' SOME 'fresh seed cone'&#10;)" calcext:value-type="string">
            <text:p>'plant structure presence' THAT 'quality of' SOME (</text:p>
            <text:p>    'whole plant' THAT 'has part' SOME 'fresh seed cone'</text:p>
            <text:p>) AND 'towards' SOME (</text:p>
            <text:p>    'plant structure' AND 'has part' SOME 'fresh seed cone'</text:p>
            <text:p>)</text:p>
          </table:table-cell>
          <table:table-cell table:number-columns-repeated="3"/>
        </table:table-row>
        <table:table-row table:style-name="ro8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1</text:p>
          </table:table-cell>
          <table:table-cell table:style-name="ce3" table:formula="of:=SUBSTITUTE([.D57]; &quot; presence&quot;; &quot;s present&quot;)" office:value-type="string" office:string-value="'ripening seed cones present'" calcext:value-type="string">
            <text:p>'ripening seed cones present'</text:p>
          </table:table-cell>
          <table:table-cell table:formula="of:=SUBSTITUTE([.E57]; &quot;'&quot;; &quot; presence'&quot;; 2)" office:value-type="string" office:string-value="'ripening seed cone presence'" calcext:value-type="string">
            <text:p>'ripening seed cone presence'</text:p>
          </table:table-cell>
          <table:table-cell table:style-name="ce6" office:value-type="string" calcext:value-type="string">
            <text:p>'ripening seed cone'</text:p>
          </table:table-cell>
          <table:table-cell table:style-name="ce9" table:formula="of:=CONCATENATE(&quot;A {&quot;; [.D57]; &quot;} trait that is a {quality of} a {whole plant} that has at least one {&quot;; [.E57]; &quot;}.&quot;)" office:value-type="string" office:string-value="A {'ripening seed cone presence'} trait that is a {quality of} a {whole plant} that has at least one {'ripening seed cone'}." calcext:value-type="string">
            <text:p>A {'ripening seed cone presence'} trait that is a {quality of} a {whole plant} that has at least one {'ripening seed cone'}.</text:p>
          </table:table-cell>
          <table:table-cell table:style-name="ce3" table:formula="of:=CONCATENATE([.D5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ning seed cone presence' AND 'has quality measurement' SOME (&#10;    'measurement datum' AND (&#10;        ('lower count' SOME xsd:integer[&gt;0]) OR&#10;        ('lower percent' SOME xsd:float[&gt;0.0f])&#10;    )&#10;)" calcext:value-type="string">
            <text:p>'ripening 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57]; CHAR(10); &quot;) AND 'towards' SOME (&quot;; CHAR(10);  &quot;    'plant structure' AND 'has part' SOME &quot;; [.E57]; CHAR(10); &quot;)&quot;)" office:value-type="string" office:string-value="'plant structure presence' THAT 'quality of' SOME (&#10;    'whole plant' THAT 'has part' SOME 'ripening seed cone'&#10;) AND 'towards' SOME (&#10;    'plant structure' AND 'has part' SOME 'ripening seed cone'&#10;)" calcext:value-type="string">
            <text:p>'plant structure presence' THAT 'quality of' SOME (</text:p>
            <text:p>    'whole plant' THAT 'has part' SOME 'ripening seed cone'</text:p>
            <text:p>) AND 'towards' SOME (</text:p>
            <text:p>    'plant structure' AND 'has part' SOME 'ripening seed cone'</text:p>
            <text:p>)</text:p>
          </table:table-cell>
          <table:table-cell table:number-columns-repeated="3"/>
        </table:table-row>
        <table:table-row table:style-name="ro8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2</text:p>
          </table:table-cell>
          <table:table-cell table:style-name="ce3" table:formula="of:=SUBSTITUTE([.D58]; &quot; presence&quot;; &quot;s present&quot;)" office:value-type="string" office:string-value="'unripe seed cones present'" calcext:value-type="string">
            <text:p>'unripe seed cones present'</text:p>
          </table:table-cell>
          <table:table-cell table:formula="of:=SUBSTITUTE([.E58]; &quot;'&quot;; &quot; presence'&quot;; 2)" office:value-type="string" office:string-value="'unripe seed cone presence'" calcext:value-type="string">
            <text:p>'unripe seed cone presence'</text:p>
          </table:table-cell>
          <table:table-cell table:style-name="ce8" office:value-type="string" calcext:value-type="string">
            <text:p>'unripe seed cone'</text:p>
          </table:table-cell>
          <table:table-cell table:style-name="ce9" table:formula="of:=CONCATENATE(&quot;An {&quot;; [.D58]; &quot;} trait that is a {quality of} a {whole plant} that has at least one {&quot;; [.E58]; &quot;}.&quot;)" office:value-type="string" office:string-value="An {'unripe seed cone presence'} trait that is a {quality of} a {whole plant} that has at least one {'unripe seed cone'}." calcext:value-type="string">
            <text:p>An {'unripe seed cone presence'} trait that is a {quality of} a {whole plant} that has at least one {'unripe seed cone'}.</text:p>
          </table:table-cell>
          <table:table-cell table:style-name="ce3" table:formula="of:=CONCATENATE([.D5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ripe seed cone presence' AND 'has quality measurement' SOME (&#10;    'measurement datum' AND (&#10;        ('lower count' SOME xsd:integer[&gt;0]) OR&#10;        ('lower percent' SOME xsd:float[&gt;0.0f])&#10;    )&#10;)" calcext:value-type="string">
            <text:p>'unripe 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58]; CHAR(10); &quot;) AND 'towards' SOME (&quot;; CHAR(10);  &quot;    'plant structure' AND 'has part' SOME &quot;; [.E58]; CHAR(10); &quot;)&quot;)" office:value-type="string" office:string-value="'plant structure presence' THAT 'quality of' SOME (&#10;    'whole plant' THAT 'has part' SOME 'unripe seed cone'&#10;) AND 'towards' SOME (&#10;    'plant structure' AND 'has part' SOME 'unripe seed cone'&#10;)" calcext:value-type="string">
            <text:p>'plant structure presence' THAT 'quality of' SOME (</text:p>
            <text:p>    'whole plant' THAT 'has part' SOME 'unripe seed cone'</text:p>
            <text:p>) AND 'towards' SOME (</text:p>
            <text:p>    'plant structure' AND 'has part' SOME 'unripe seed cone'</text:p>
            <text:p>)</text:p>
          </table:table-cell>
          <table:table-cell table:number-columns-repeated="3"/>
        </table:table-row>
        <table:table-row table:style-name="ro8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3</text:p>
          </table:table-cell>
          <table:table-cell table:style-name="ce3" table:formula="of:=SUBSTITUTE([.D59]; &quot; presence&quot;; &quot;s present&quot;)" office:value-type="string" office:string-value="'ripe seed cones present'" calcext:value-type="string">
            <text:p>'ripe seed cones present'</text:p>
          </table:table-cell>
          <table:table-cell table:formula="of:=SUBSTITUTE([.E59]; &quot;'&quot;; &quot; presence'&quot;; 2)" office:value-type="string" office:string-value="'ripe seed cone presence'" calcext:value-type="string">
            <text:p>'ripe seed cone presence'</text:p>
          </table:table-cell>
          <table:table-cell table:style-name="ce8" office:value-type="string" calcext:value-type="string">
            <text:p>'ripe seed cone'</text:p>
          </table:table-cell>
          <table:table-cell table:style-name="ce9" table:formula="of:=CONCATENATE(&quot;A {&quot;; [.D59]; &quot;} trait that is a {quality of} a {whole plant} that has at least one {&quot;; [.E59]; &quot;}.&quot;)" office:value-type="string" office:string-value="A {'ripe seed cone presence'} trait that is a {quality of} a {whole plant} that has at least one {'ripe seed cone'}." calcext:value-type="string">
            <text:p>A {'ripe seed cone presence'} trait that is a {quality of} a {whole plant} that has at least one {'ripe seed cone'}.</text:p>
          </table:table-cell>
          <table:table-cell table:style-name="ce3" table:formula="of:=CONCATENATE([.D5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 seed cone presence' AND 'has quality measurement' SOME (&#10;    'measurement datum' AND (&#10;        ('lower count' SOME xsd:integer[&gt;0]) OR&#10;        ('lower percent' SOME xsd:float[&gt;0.0f])&#10;    )&#10;)" calcext:value-type="string">
            <text:p>'ripe 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59]; CHAR(10); &quot;) AND 'towards' SOME (&quot;; CHAR(10);  &quot;    'plant structure' AND 'has part' SOME &quot;; [.E59]; CHAR(10); &quot;)&quot;)" office:value-type="string" office:string-value="'plant structure presence' THAT 'quality of' SOME (&#10;    'whole plant' THAT 'has part' SOME 'ripe seed cone'&#10;) AND 'towards' SOME (&#10;    'plant structure' AND 'has part' SOME 'ripe seed cone'&#10;)" calcext:value-type="string">
            <text:p>'plant structure presence' THAT 'quality of' SOME (</text:p>
            <text:p>    'whole plant' THAT 'has part' SOME 'ripe seed cone'</text:p>
            <text:p>) AND 'towards' SOME (</text:p>
            <text:p>    'plant structure' AND 'has part' SOME 'ripe seed cone'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2"/>
          <table:table-cell table:style-name="ce8"/>
          <table:table-cell table:style-name="ce3" table:number-columns-repeated="3"/>
          <table:table-cell table:number-columns-repeated="3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354</text:p>
          </table:table-cell>
          <table:table-cell office:value-type="string" calcext:value-type="string">
            <text:p>abscised leaves present</text:p>
          </table:table-cell>
          <table:table-cell office:value-type="string" calcext:value-type="string">
            <text:p>'abscised leaf presence'</text:p>
          </table:table-cell>
          <table:table-cell office:value-type="string" calcext:value-type="string">
            <text:p>'true leaf'</text:p>
          </table:table-cell>
          <table:table-cell table:style-name="ce3" office:value-type="string" calcext:value-type="string">
            <text:p>An {abscised leaf presence} trait that is a {quality of} a {whole plant} from which at least one {true leaf} has been {abscised}.</text:p>
          </table:table-cell>
          <table:table-cell table:style-name="ce3" table:formula="of:=CONCATENATE([.D6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leaf presence' AND 'has quality measurement' SOME (&#10;    'measurement datum' AND (&#10;        ('lower count' SOME xsd:integer[&gt;0]) OR&#10;        ('lower percent' SOME xsd:float[&gt;0.0f])&#10;    )&#10;)" calcext:value-type="string">
            <text:p>'abscised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abscised plant structure presence' THAT 'quality of' SOME (&quot;; CHAR(10); &quot;    'whole plant' THAT 'abscised' SOME &quot;; [.E61]; CHAR(10); &quot;) AND 'towards' SOME &quot;; [.E61])" office:value-type="string" office:string-value="'abscised plant structure presence' THAT 'quality of' SOME (&#10;    'whole plant' THAT 'abscised' SOME 'true leaf'&#10;) AND 'towards' SOME 'true leaf'" calcext:value-type="string">
            <text:p>'abscised plant structure presence' THAT 'quality of' SOME (</text:p>
            <text:p>    'whole plant' THAT 'abscised' SOME 'true leaf'</text:p>
            <text:p>) AND 'towards' SOME 'true leaf'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355</text:p>
          </table:table-cell>
          <table:table-cell office:value-type="string" calcext:value-type="string">
            <text:p>abscised fruits or seeds present</text:p>
          </table:table-cell>
          <table:table-cell office:value-type="string" calcext:value-type="string">
            <text:p>'abscised fruit or seed presence'</text:p>
          </table:table-cell>
          <table:table-cell office:value-type="string" calcext:value-type="string">
            <text:p>'ripe fruit' OR 'mature seed'</text:p>
          </table:table-cell>
          <table:table-cell table:style-name="ce3" office:value-type="string" calcext:value-type="string">
            <text:p>An {abscised fruit or seed presence} trait that is a {quality of} a {whole plant} from which at least one {ripe fruit} has been abscised or removed by an herbivore or that has at least one {ripe fruit} that has abscised at least one {mature seed}.</text:p>
          </table:table-cell>
          <table:table-cell table:style-name="ce3" table:formula="of:=CONCATENATE([.D6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fruit or seed presence' AND 'has quality measurement' SOME (&#10;    'measurement datum' AND (&#10;        ('lower count' SOME xsd:integer[&gt;0]) OR&#10;        ('lower percent' SOME xsd:float[&gt;0.0f])&#10;    )&#10;)" calcext:value-type="string">
            <text:p>'abscised fruit or see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abscised plant structure presence' AND 'quality of' SOME (&quot;; CHAR(10); &quot;    'whole plant' AND 'abscised' SOME (&quot;; [.E62]; &quot;)&quot;; CHAR(10); &quot;) AND 'towards' SOME (&quot;; [.E62]; &quot;)&quot;)" office:value-type="string" office:string-value="'abscised plant structure presence' AND 'quality of' SOME (&#10;    'whole plant' AND 'abscised' SOME ('ripe fruit' OR 'mature seed')&#10;) AND 'towards' SOME ('ripe fruit' OR 'mature seed')" calcext:value-type="string">
            <text:p>'abscised plant structure presence' AND 'quality of' SOME (</text:p>
            <text:p>    'whole plant' AND 'abscised' SOME ('ripe fruit' OR 'mature seed')</text:p>
            <text:p>) AND 'towards' SOME ('ripe fruit' OR 'mature seed')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356</text:p>
          </table:table-cell>
          <table:table-cell office:value-type="string" calcext:value-type="string">
            <text:p>abscised cones or seeds present</text:p>
          </table:table-cell>
          <table:table-cell office:value-type="string" calcext:value-type="string">
            <text:p>'abscised cone or seed presence'</text:p>
          </table:table-cell>
          <table:table-cell office:value-type="string" calcext:value-type="string">
            <text:p>'ripe seed cone' OR 'mature seed'</text:p>
          </table:table-cell>
          <table:table-cell table:style-name="ce3" office:value-type="string" calcext:value-type="string">
            <text:p>An {abscised cone or seed presence} trait that is a {quality of} a {whole plant} from which at least one {ripe seed cone} has been abscised or removed by an herbivore or that has at least one ripe seed cone that has {abscised} at least one {mature seed}.</text:p>
          </table:table-cell>
          <table:table-cell table:style-name="ce9" table:formula="of:=CONCATENATE([.D63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cone or seed presence' AND 'has quality measurement' SOME (&#10;    'measurement datum' AND (&#10;        ('lower count' SOME xsd:integer[&gt;0]) OR&#10;        ('lower percent' SOME xsd:float[&gt;0.0f])&#10;    )&#10;)" calcext:value-type="string">
            <text:p>'abscised cone or see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abscised plant structure presence' AND 'quality of' SOME (&quot;; CHAR(10); &quot;    'whole plant' AND 'abscised' SOME (&quot;; [.E63]; &quot;)&quot;; CHAR(10); &quot;) AND 'towards' SOME (&quot;; [.E63]; &quot;)&quot;)" office:value-type="string" office:string-value="'abscised plant structure presence' AND 'quality of' SOME (&#10;    'whole plant' AND 'abscised' SOME ('ripe seed cone' OR 'mature seed')&#10;) AND 'towards' SOME ('ripe seed cone' OR 'mature seed')" calcext:value-type="string">
            <text:p>'abscised plant structure presence' AND 'quality of' SOME (</text:p>
            <text:p>    'whole plant' AND 'abscised' SOME ('ripe seed cone' OR 'mature seed')</text:p>
            <text:p>) AND 'towards' SOME ('ripe seed cone' OR 'mature seed')</text:p>
          </table:table-cell>
          <table:table-cell table:number-columns-repeated="3"/>
        </table:table-row>
        <table:table-row table:style-name="ro9" table:number-rows-repeated="3">
          <table:table-cell table:number-columns-repeated="11"/>
        </table:table-row>
        <table:table-row table:style-name="ro9" table:number-rows-repeated="3">
          <table:table-cell table:style-name="Default" table:number-columns-repeated="3"/>
          <table:table-cell table:style-name="ce5" table:number-columns-repeated="2"/>
          <table:table-cell table:style-name="Default" table:number-columns-repeated="3"/>
          <table:table-cell table:number-columns-repeated="3"/>
        </table:table-row>
        <table:table-row table:style-name="ro9" table:number-rows-repeated="1048506">
          <table:table-cell table:number-columns-repeated="11"/>
        </table:table-row>
        <table:table-row table:style-name="ro9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0/00/0000</text:date>, <text:time style:data-style-name="N2" text:time-value="15:55:11.8559880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4T09:55:49.352991066</dc:date>
    <dc:creator>Brian </dc:creator>
    <meta:editing-duration>P23DT15H12M8S</meta:editing-duration>
    <meta:editing-cycles>190</meta:editing-cycles>
    <meta:generator>LibreOffice/5.1.4.2$Linux_X86_64 LibreOffice_project/10m0$Build-2</meta:generator>
    <meta:document-statistic meta:table-count="1" meta:cell-count="463" meta:object-count="0"/>
  </office:meta>
</office:document-meta>
</file>